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4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6.5pt"/>
    </style:style>
    <style:style style:name="co4" style:family="table-column">
      <style:table-column-properties fo:break-before="auto" style:column-width="225.01pt"/>
    </style:style>
    <style:style style:name="co5" style:family="table-column">
      <style:table-column-properties fo:break-before="auto" style:column-width="417.09pt"/>
    </style:style>
    <style:style style:name="co6" style:family="table-column">
      <style:table-column-properties fo:break-before="auto" style:column-width="576.11pt"/>
    </style:style>
    <style:style style:name="co7" style:family="table-column">
      <style:table-column-properties fo:break-before="auto" style:column-width="549.1pt"/>
    </style:style>
    <style:style style:name="co8" style:family="table-column">
      <style:table-column-properties fo:break-before="auto" style:column-width="841.66pt"/>
    </style:style>
    <style:style style:name="co9" style:family="table-column">
      <style:table-column-properties fo:break-before="auto" style:column-width="776.81pt"/>
    </style:style>
    <style:style style:name="co10" style:family="table-column">
      <style:table-column-properties fo:break-before="auto" style:column-width="468.79pt"/>
    </style:style>
    <style:style style:name="co11" style:family="table-column">
      <style:table-column-properties fo:break-before="auto" style:column-width="458.76pt"/>
    </style:style>
    <style:style style:name="co12" style:family="table-column">
      <style:table-column-properties fo:break-before="auto" style:column-width="398.55pt"/>
    </style:style>
    <style:style style:name="co13" style:family="table-column">
      <style:table-column-properties fo:break-before="auto" style:column-width="347.61pt"/>
    </style:style>
    <style:style style:name="co14" style:family="table-column">
      <style:table-column-properties fo:break-before="auto" style:column-width="497.34pt"/>
    </style:style>
    <style:style style:name="co15" style:family="table-column">
      <style:table-column-properties fo:break-before="auto" style:column-width="566.05pt"/>
    </style:style>
    <style:style style:name="co16" style:family="table-column">
      <style:table-column-properties fo:break-before="auto" style:column-width="840.9pt"/>
    </style:style>
    <style:style style:name="co17" style:family="table-column">
      <style:table-column-properties fo:break-before="auto" style:column-width="253.39pt"/>
    </style:style>
    <style:style style:name="co18" style:family="table-column">
      <style:table-column-properties fo:break-before="auto" style:column-width="711.95pt"/>
    </style:style>
    <style:style style:name="co19" style:family="table-column">
      <style:table-column-properties fo:break-before="auto" style:column-width="556.81pt"/>
    </style:style>
    <style:style style:name="co20" style:family="table-column">
      <style:table-column-properties fo:break-before="auto" style:column-width="497.31pt"/>
    </style:style>
    <style:style style:name="co21" style:family="table-column">
      <style:table-column-properties fo:break-before="auto" style:column-width="384.66pt"/>
    </style:style>
    <style:style style:name="co22" style:family="table-column">
      <style:table-column-properties fo:break-before="auto" style:column-width="471.09pt"/>
    </style:style>
    <style:style style:name="co23" style:family="table-column">
      <style:table-column-properties fo:break-before="auto" style:column-width="874.09pt"/>
    </style:style>
    <style:style style:name="co24" style:family="table-column">
      <style:table-column-properties fo:break-before="auto" style:column-width="392.4pt"/>
    </style:style>
    <style:style style:name="co25" style:family="table-column">
      <style:table-column-properties fo:break-before="auto" style:column-width="448.75pt"/>
    </style:style>
    <style:style style:name="co26" style:family="table-column">
      <style:table-column-properties fo:break-before="auto" style:column-width="180.85pt"/>
    </style:style>
    <style:style style:name="co27" style:family="table-column">
      <style:table-column-properties fo:break-before="auto" style:column-width="184.71pt"/>
    </style:style>
    <style:style style:name="co28" style:family="table-column">
      <style:table-column-properties fo:break-before="auto" style:column-width="881.04pt"/>
    </style:style>
    <style:style style:name="co29" style:family="table-column">
      <style:table-column-properties fo:break-before="auto" style:column-width="309.2pt"/>
    </style:style>
    <style:style style:name="co30" style:family="table-column">
      <style:table-column-properties fo:break-before="auto" style:column-width="152.25pt"/>
    </style:style>
    <style:style style:name="co31" style:family="table-column">
      <style:table-column-properties fo:break-before="auto" style:column-width="158.46pt"/>
    </style:style>
    <style:style style:name="co32" style:family="table-column">
      <style:table-column-properties fo:break-before="auto" style:column-width="96.6pt"/>
    </style:style>
    <style:style style:name="co33" style:family="table-column">
      <style:table-column-properties fo:break-before="auto" style:column-width="71.86pt"/>
    </style:style>
    <style:style style:name="co34" style:family="table-column">
      <style:table-column-properties fo:break-before="auto" style:column-width="114.41pt"/>
    </style:style>
    <style:style style:name="co35" style:family="table-column">
      <style:table-column-properties fo:break-before="auto" style:column-width="82.15pt"/>
    </style:style>
    <style:style style:name="co36" style:family="table-column">
      <style:table-column-properties fo:break-before="auto" style:column-width="228.25pt"/>
    </style:style>
    <style:style style:name="co37" style:family="table-column">
      <style:table-column-properties fo:break-before="auto" style:column-width="239.1pt"/>
    </style:style>
    <style:style style:name="co38" style:family="table-column">
      <style:table-column-properties fo:break-before="auto" style:column-width="156.36pt"/>
    </style:style>
    <style:style style:name="co39" style:family="table-column">
      <style:table-column-properties fo:break-before="auto" style:column-width="126.99pt"/>
    </style:style>
    <style:style style:name="co40" style:family="table-column">
      <style:table-column-properties fo:break-before="auto" style:column-width="226.69pt"/>
    </style:style>
    <style:style style:name="co41" style:family="table-column">
      <style:table-column-properties fo:break-before="auto" style:column-width="85.24pt"/>
    </style:style>
    <style:style style:name="co42" style:family="table-column">
      <style:table-column-properties fo:break-before="auto" style:column-width="139.35pt"/>
    </style:style>
    <style:style style:name="co43" style:family="table-column">
      <style:table-column-properties fo:break-before="auto" style:column-width="387.5pt"/>
    </style:style>
    <style:style style:name="co44" style:family="table-column">
      <style:table-column-properties fo:break-before="auto" style:column-width="311.75pt"/>
    </style:style>
    <style:style style:name="co45" style:family="table-column">
      <style:table-column-properties fo:break-before="auto" style:column-width="285.51pt"/>
    </style:style>
    <style:style style:name="co46" style:family="table-column">
      <style:table-column-properties fo:break-before="auto" style:column-width="447.05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755.26pt" fo:break-before="auto" style:use-optimal-row-height="true"/>
    </style:style>
    <style:style style:name="ro5" style:family="table-row">
      <style:table-row-properties style:row-height="114.0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35.26pt" fo:break-before="auto" style:use-optimal-row-height="true"/>
    </style:style>
    <style:style style:name="ro8" style:family="table-row">
      <style:table-row-properties style:row-height="69pt" fo:break-before="auto" style:use-optimal-row-height="true"/>
    </style:style>
    <style:style style:name="ro9" style:family="table-row">
      <style:table-row-properties style:row-height="46.49pt" fo:break-before="auto" style:use-optimal-row-height="true"/>
    </style:style>
    <style:style style:name="ro10" style:family="table-row">
      <style:table-row-properties style:row-height="57.74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Аннаунс_20_Начала_20_Ресёрча">
      <style:table-properties table:display="true" style:writing-mode="lr-tb"/>
    </style:style>
    <style:style style:name="ta34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8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fo:background-color="#ffffff"/>
    </style:style>
    <style:style style:name="ce92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93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4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5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6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7" style:family="table-cell" style:parent-style-name="Default">
      <style:table-cell-properties style:glyph-orientation-vertical="auto" fo:background-color="#62a73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ext-properties fo:color="#000000" fo:font-weight="bold" style:font-weight-asian="bold" style:font-weight-complex="bold"/>
    </style:style>
    <style:style style:name="ce10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fo:background-color="#ffffff"/>
      <style:text-properties fo:color="#000000"/>
    </style:style>
    <style:style style:name="ce104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07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10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09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0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fo:background-color="#f3715a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ackground-color="#f3715a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fo:background-color="#f3715a"/>
    </style:style>
    <style:style style:name="ce114" style:family="table-cell" style:parent-style-name="Default">
      <style:table-cell-properties fo:background-color="#f3715a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5" style:family="table-cell" style:parent-style-name="Default">
      <style:table-cell-properties fo:background-color="#ce181e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116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117" style:family="table-cell" style:parent-style-name="Default">
      <style:text-properties fo:font-weight="bold" style:font-weight-asian="bold" style:font-weight-complex="bold"/>
    </style:style>
    <style:style style:name="ce118" style:family="table-cell" style:parent-style-name="Gnumeric-default">
      <style:table-cell-properties fo:background-color="#ffffff"/>
    </style:style>
    <style:style style:name="ce119" style:family="table-cell" style:parent-style-name="Default">
      <style:table-cell-properties fo:background-color="#ef413d"/>
    </style:style>
    <style:style style:name="ce120" style:family="table-cell" style:parent-style-name="Default">
      <style:table-cell-properties fo:background-color="#72bf44"/>
    </style:style>
    <style:style style:name="ce12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2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12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12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normal" style:font-weight-complex="normal"/>
    </style:style>
    <style:style style:name="ce126" style:family="table-cell" style:parent-style-name="Default">
      <style:table-cell-properties fo:background-color="#72bf44"/>
      <style:text-properties fo:color="#000000" fo:font-weight="bold" style:font-weight-asian="bold" style:font-weight-complex="bold"/>
    </style:style>
    <style:style style:name="ce127" style:family="table-cell" style:parent-style-name="Default">
      <style:text-properties fo:color="#000000"/>
    </style:style>
    <style:style style:name="ce12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3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4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bold"/>
    </style:style>
    <style:style style:name="T5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style:text-overline-style="none" style:text-overline-color="font-color" style:font-name="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000000" fo:font-weight="bold" style:font-weight-asian="bold" style:font-weight-complex="bold"/>
    </style:style>
    <style:style style:name="T7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/>
    </style:style>
    <style:style style:name="T11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Sans" fo:color="#000000" style:font-weight-asian="bold" style:font-weight-complex="bold"/>
    </style:style>
    <style:style style:name="T12" style:family="text">
      <style:text-properties fo:font-size="10pt" style:font-name="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3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color="#000000"/>
    </style:style>
    <style:style style:name="T17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color="#000000" style:font-weight-asian="bold" style:font-weight-complex="bold"/>
    </style:style>
    <style:style style:name="T18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style:font-weight-asian="bold" style:font-weight-complex="bold"/>
    </style:style>
    <style:style style:name="T19" style:family="text">
      <style:text-properties style:language-asian="zh" style:country-asian="C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20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91"/>
        <table:table-column table:style-name="co2" table:number-columns-repeated="1023" table:default-cell-style-name="ce91"/>
        <table:table-row table:style-name="ro1">
          <table:table-cell table:style-name="ce89" office:value-type="string" calcext:value-type="string">
            <text:p>Кликер.</text:p>
            <text:p>Под Виолити.</text:p>
          </table:table-cell>
          <table:table-cell table:style-name="ce118" table:number-columns-repeated="255"/>
          <table:table-cell table:number-columns-repeated="768"/>
        </table:table-row>
        <table:table-row table:style-name="ro2">
          <table:table-cell table:style-name="ce90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18" table:number-columns-repeated="255"/>
          <table:table-cell table:number-columns-repeated="768"/>
        </table:table-row>
        <table:table-row table:style-name="ro2">
          <table:table-cell table:style-name="ce90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18" table:number-columns-repeated="255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3">
          <table:table-cell table:style-name="ce92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3">
          <table:table-cell table:style-name="ce93" office:value-type="string" calcext:value-type="string">
            <text:p>власть</text:p>
          </table:table-cell>
          <table:table-cell table:number-columns-repeated="1023"/>
        </table:table-row>
        <table:table-row table:style-name="ro3">
          <table:table-cell table:style-name="ce93" office:value-type="string" calcext:value-type="string">
            <text:p>важность</text:p>
          </table:table-cell>
          <table:table-cell table:number-columns-repeated="1023"/>
        </table:table-row>
        <table:table-row table:style-name="ro3">
          <table:table-cell table:style-name="ce94" office:value-type="string" calcext:value-type="string">
            <text:p>месть</text:p>
          </table:table-cell>
          <table:table-cell table:number-columns-repeated="1023"/>
        </table:table-row>
        <table:table-row table:style-name="ro3">
          <table:table-cell table:style-name="ce94" office:value-type="string" calcext:value-type="string">
            <text:p>гармония</text:p>
          </table:table-cell>
          <table:table-cell table:number-columns-repeated="1023"/>
        </table:table-row>
        <table:table-row table:style-name="ro3">
          <table:table-cell table:style-name="ce94" office:value-type="string" calcext:value-type="string">
            <text:p>контроль</text:p>
          </table:table-cell>
          <table:table-cell table:number-columns-repeated="1023"/>
        </table:table-row>
        <table:table-row table:style-name="ro3">
          <table:table-cell table:style-name="ce95" office:value-type="string" calcext:value-type="string">
            <text:p>перемещение</text:p>
          </table:table-cell>
          <table:table-cell table:number-columns-repeated="1023"/>
        </table:table-row>
        <table:table-row table:style-name="ro3">
          <table:table-cell table:style-name="ce94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3">
          <table:table-cell table:style-name="ce94" office:value-type="string" calcext:value-type="string">
            <text:p>перспективы</text:p>
          </table:table-cell>
          <table:table-cell table:number-columns-repeated="1023"/>
        </table:table-row>
        <table:table-row table:style-name="ro3">
          <table:table-cell table:style-name="ce94" office:value-type="string" calcext:value-type="string">
            <text:p>лёгкость (right tool for the job, экономия энергии, отсутствие вреда себе напряжением)</text:p>
          </table:table-cell>
          <table:table-cell table:number-columns-repeated="1023"/>
        </table:table-row>
        <table:table-row table:style-name="ro3">
          <table:table-cell table:style-name="ce96" office:value-type="string" calcext:value-type="string">
            <text:p><text:span text:style-name="T1">равновесие (первым, я ради этого нашёл а потом бросил всех Оль и т.п., справедливость, </text:span><text:span text:style-name="T2">равенства. Равных возможностей. Равных достижений. Примерно равных даваний и браний, </text:span><text:span text:style-name="T3">Выполнение долгов и обещаний. </text:span><text:span text:style-name="T4">.) вывод стал в том, что жажда справедливости и равновесие - следствие того что человек себе вредил тем, что перенапрягался... и он не хочет больше так жить и хочет заживить свои раны.</text:span></text:p>
          </table:table-cell>
          <table:table-cell table:number-columns-repeated="1023"/>
        </table:table-row>
        <table:table-row table:style-name="ro3">
          <table:table-cell table:style-name="ce97" office:value-type="string" calcext:value-type="string">
            <text:p>секс (особое внимание любовному приемуществу круга секса – отсутствие вреда себе и партнёру, женитьба, здоровье, брать на себя ответственность за последствия секса и т.п.)</text:p>
          </table:table-cell>
          <table:table-cell table:number-columns-repeated="1023"/>
        </table:table-row>
        <table:table-row table:style-name="ro3">
          <table:table-cell table:style-name="ce92" office:value-type="string" calcext:value-type="string">
            <text:p>еда</text:p>
          </table:table-cell>
          <table:table-cell table:number-columns-repeated="1023"/>
        </table:table-row>
        <table:table-row table:style-name="ro3">
          <table:table-cell table:style-name="ce92" office:value-type="string" calcext:value-type="string">
            <text:p>вод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3">
          <table:table-cell table:style-name="ce98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3">
          <table:table-cell table:style-name="ce89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3">
          <table:table-cell table:style-name="ce89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3">
          <table:table-cell table:style-name="ce98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3">
          <table:table-cell table:style-name="ce99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3">
          <table:table-cell table:style-name="ce99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3">
          <table:table-cell table:style-name="ce99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3">
          <table:table-cell table:style-name="ce100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3">
          <table:table-cell table:style-name="ce101" office:value-type="string" calcext:value-type="string">
            <text:p>сомне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3">
          <table:table-cell table:style-name="ce102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3">
          <table:table-cell table:style-name="ce100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3">
          <table:table-cell table:style-name="ce101" office:value-type="string" calcext:value-type="string">
            <text:p>эйфори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3">
          <table:table-cell table:style-name="ce103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3">
          <table:table-cell table:style-name="ce103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3">
          <table:table-cell table:style-name="ce101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3">
          <table:table-cell table:style-name="ce101" office:value-type="string" calcext:value-type="string">
            <text:p>моя жизнь</text:p>
          </table:table-cell>
          <table:table-cell table:number-columns-repeated="1023"/>
        </table:table-row>
        <table:table-row table:style-name="ro3">
          <table:table-cell table:style-name="ce101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3">
          <table:table-cell table:style-name="ce101" office:value-type="string" calcext:value-type="string">
            <text:p>природа</text:p>
          </table:table-cell>
          <table:table-cell table:number-columns-repeated="1023"/>
        </table:table-row>
        <table:table-row table:style-name="ro3">
          <table:table-cell table:style-name="ce104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3">
          <table:table-cell table:style-name="ce104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3">
          <table:table-cell table:style-name="ce103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3">
          <table:table-cell table:style-name="ce103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3">
          <table:table-cell table:style-name="ce105" office:value-type="string" calcext:value-type="string">
            <text:p>то что болит</text:p>
          </table:table-cell>
          <table:table-cell table:number-columns-repeated="1023"/>
        </table:table-row>
        <table:table-row table:style-name="ro3">
          <table:table-cell table:style-name="ce102" office:value-type="string" calcext:value-type="string">
            <text:p>анатомия</text:p>
          </table:table-cell>
          <table:table-cell table:number-columns-repeated="1023"/>
        </table:table-row>
        <table:table-row table:style-name="ro3">
          <table:table-cell table:style-name="ce102" office:value-type="string" calcext:value-type="string">
            <text:p>психология</text:p>
          </table:table-cell>
          <table:table-cell table:number-columns-repeated="1023"/>
        </table:table-row>
        <table:table-row table:style-name="ro3">
          <table:table-cell table:style-name="ce102" office:value-type="string" calcext:value-type="string">
            <text:p>тулзы</text:p>
          </table:table-cell>
          <table:table-cell table:number-columns-repeated="1023"/>
        </table:table-row>
        <table:table-row table:style-name="ro3">
          <table:table-cell table:style-name="ce102" office:value-type="string" calcext:value-type="string">
            <text:p>эволюц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5">Вред себе (тому чем являюсь я). </text:span><text:span text:style-name="T6">чей угодно. (будь то мой или чей либо)</text:span></text:p>
          </table:table-cell>
          <table:table-cell table:number-columns-repeated="1023"/>
        </table:table-row>
        <table:table-row table:style-name="ro3">
          <table:table-cell table:style-name="ce103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3">
          <table:table-cell table:style-name="ce102" office:value-type="string" calcext:value-type="string">
            <text:p>новые тулзы</text:p>
          </table:table-cell>
          <table:table-cell table:number-columns-repeated="1023"/>
        </table:table-row>
        <table:table-row table:style-name="ro3">
          <table:table-cell table:style-name="ce102" office:value-type="string" calcext:value-type="string">
            <text:p>хай тех</text:p>
          </table:table-cell>
          <table:table-cell table:number-columns-repeated="1023"/>
        </table:table-row>
        <table:table-row table:style-name="ro3">
          <table:table-cell table:style-name="ce102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3">
          <table:table-cell table:style-name="ce101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3">
          <table:table-cell table:style-name="ce101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3">
          <table:table-cell table:style-name="ce106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3">
          <table:table-cell table:style-name="ce107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3">
          <table:table-cell table:style-name="ce106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3">
          <table:table-cell table:style-name="ce106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3">
          <table:table-cell table:style-name="ce108" office:value-type="string" calcext:value-type="string">
            <text:p>тайные проходы, потайные двери, рычаги</text:p>
          </table:table-cell>
          <table:table-cell table:number-columns-repeated="1023"/>
        </table:table-row>
        <table:table-row table:style-name="ro3">
          <table:table-cell table:style-name="ce109" office:value-type="string" calcext:value-type="string">
            <text:p>то куда меня тяне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реды мне (нанесённые ранее или те которые наносят сейчас или нанесут в будущем) - “будущие” - например те которые я вижу с помощью майндмапов несутся на меня как поезд. Как когда я видел что россия нападёт на украину потому что граница языков не совпадает с географической границей. т.е. это ответ что делать с майндмапами.</text:p>
          </table:table-cell>
          <table:table-cell table:number-columns-repeated="1023"/>
        </table:table-row>
        <table:table-row table:style-name="ro3">
          <table:table-cell table:style-name="ce110" office:value-type="string" calcext:value-type="string">
            <text:p>вычисление алгоритмов инфраструктур (из моих писем). И потребности пропустишь. (пункт, решить когда будет время, я этим методом получал то что нужно гештальту – Киев и т.п. - до того как узнал о вопроснике и колдовстве.)</text:p>
          </table:table-cell>
          <table:table-cell table:style-name="ce119" table:number-columns-repeated="21"/>
          <table:table-cell table:number-columns-repeated="1002"/>
        </table:table-row>
        <table:table-row table:style-name="ro3">
          <table:table-cell table:style-name="ce89" office:value-type="string" calcext:value-type="string">
            <text:p>сущности которые говорят “я – проблема, и что ты мне сделаешь”.</text:p>
          </table:table-cell>
          <table:table-cell table:number-columns-repeated="1023"/>
        </table:table-row>
        <table:table-row table:style-name="ro3">
          <table:table-cell table:style-name="ce96" office:value-type="string" calcext:value-type="string">
            <text:p>РАНЫ ВНЕ ОЧЕРЕДИ.</text:p>
          </table:table-cell>
          <table:table-cell table:style-name="ce120"/>
          <table:table-cell table:number-columns-repeated="1022"/>
        </table:table-row>
        <table:table-row table:style-name="ro3">
          <table:table-cell table:style-name="ce96" office:value-type="string" calcext:value-type="string">
            <text:p>БОЛЬ вне очереди.</text:p>
          </table:table-cell>
          <table:table-cell table:style-name="ce120"/>
          <table:table-cell table:number-columns-repeated="1022"/>
        </table:table-row>
        <table:table-row table:style-name="ro3">
          <table:table-cell table:style-name="ce96" office:value-type="string" calcext:value-type="string">
            <text:p>ВСЁ ЧТО НАДО ЛЕЧИТЬ вне очереди.</text:p>
          </table:table-cell>
          <table:table-cell table:style-name="ce120"/>
          <table:table-cell table:number-columns-repeated="1022"/>
        </table:table-row>
        <table:table-row table:style-name="ro3">
          <table:table-cell table:style-name="ce111" office:value-type="string" calcext:value-type="string">
            <text:p>общие знаменатели (с человеком или с миром, т.е. Если их проблема – и твоя проблема тоже, тогда решай. Если нет – то нет.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Пункт (целью которого является облегчить жизнь Оле, и решить моё с ней бессилие и дискредитации меня).</text:p>
            <text:p/>
            <text:p><text:span text:style-name="T7">Звонок Оле.</text:span></text:p>
            <text:p><text:span text:style-name="T7">Ольчик.</text:span></text:p>
            <text:p><text:span text:style-name="T7">Хотел услышать твой голос.</text:span></text:p>
            <text:p><text:span text:style-name="T7">Услышал твой голос и стало легче.</text:span></text:p>
            <text:p><text:span text:style-name="T7">Я живу ради тебя.</text:span></text:p>
            <text:p><text:span text:style-name="T7">Ради тебя я просыпаюсь каждое утро и учусь куче разных вещей.</text:span></text:p>
            <text:p><text:span text:style-name="T7">И все твои старания были не напрасны.</text:span></text:p>
            <text:p><text:span text:style-name="T7">Они дали мне достаточно пищи для ума, чтоб теперь я решал всё сам.</text:span></text:p>
            <text:p><text:span text:style-name="T7">Я прошёл дома курс гештальт терапии, и много чего переосмыслил о своей жизни за этих полтора года.</text:span></text:p>
            <text:p><text:span text:style-name="T7">Теперь я не останавливаюсь на достигнутом, и себя не торможу.</text:span></text:p>
            <text:p><text:span text:style-name="T7">Теперь, когда у меня есть какой-то пункт – я вначале делаю пару часов самоанализа, чтоб понять, не являюсь ли я источником проблемы, прежде чем его решать.</text:span></text:p>
            <text:p/>
            <text:p><text:span text:style-name="T7">У меня не было после тебя никого.</text:span></text:p>
            <text:p><text:span text:style-name="T7">Я не могу смотреть другим девчонкам в глаза, потому что глядя на них я вспоминаю тебя.</text:span></text:p>
            <text:p><text:span text:style-name="T7">Твоё доверие.</text:span></text:p>
            <text:p><text:span text:style-name="T7">Тем более я не могу пройти всё то же самое с кем-то другим, или делать вид что этого не было.</text:span></text:p>
            <text:p><text:span text:style-name="T7">Не могу жить с мыслью, как я тебя подвёл.</text:span></text:p>
            <text:p><text:span text:style-name="T7">Мой гештальт привёл давно к концу все мои кредиты, спонтанные выходки, вопли, доказывания, нытьё и всё прочее.</text:span></text:p>
            <text:p><text:span text:style-name="T7">Я теперь просто день и ночь работаю.</text:span></text:p>
            <text:p/>
            <text:p><text:span text:style-name="T7">Последние месяцы того, как мы встречались, моя злость обьяснялась моим ощущением бессилия.</text:span></text:p>
            <text:p><text:span text:style-name="T7">Мне тогда под конец уже надоело прятаться, и я понимал, что того, что я с тобой хотел, у меня не будет.</text:span></text:p>
            <text:p><text:span text:style-name="T7">Мне стоило поддержать твои мысли о разводе. </text:span></text:p>
            <text:p><text:span text:style-name="T7">По крайней мере тогда я бы мог быть с тобой.</text:span></text:p>
            <text:p/>
            <text:p><text:span text:style-name="T7">Твой хахаль чмырит и меня и тебя.</text:span></text:p>
            <text:p><text:span text:style-name="T7">Я дал ему шанс всё утрясти.</text:span></text:p>
            <text:p><text:span text:style-name="T7">И измениться.</text:span></text:p>
            <text:p><text:span text:style-name="T7">Но он мне дальше пишет гадости и намёки на угрозы.</text:span></text:p>
            <text:p><text:span text:style-name="T7">И я думаю, что если это уж до меня долетает, даже когда я уже не захожу ни на какие сайты, то думаю у тебя дома этого точно всего намного больше.</text:span></text:p>
            <text:p/>
            <text:p><text:span text:style-name="T7">Я не могу смотреть как ты там держишься.</text:span></text:p>
            <text:p><text:span text:style-name="T7">И не заслуженно пропадаешь.</text:span></text:p>
            <text:p><text:span text:style-name="T7">Я не могу так поступить с тобой. </text:span></text:p>
            <text:p><text:span text:style-name="T7">Не могу оставить тебя на призволяще.</text:span></text:p>
            <text:p/>
            <text:p><text:span text:style-name="T7">Я знаю, что я был для тебя чуть ли не богом во плоти, и мечтой всей жизни.</text:span></text:p>
            <text:p><text:span text:style-name="T7">Потому что кусочки пазла были у меня в голове. </text:span></text:p>
            <text:p><text:span text:style-name="T7">Я их тогда просто не собрал. </text:span></text:p>
            <text:p><text:span text:style-name="T7">А теперь я их собираю день и ночь. </text:span></text:p>
            <text:p><text:span text:style-name="T7">Мы созданы друг для друга.</text:span></text:p>
            <text:p/>
            <text:p><text:span text:style-name="T7">Я не хочу, чтоб ты бедняжка ходила снова по священникам плакать.</text:span></text:p>
            <text:p><text:span text:style-name="T7">Которые будут вешать тебе лапшу “терпи” только потому, что им выгодно, чтоб ты к ним приходила.</text:span></text:p>
            <text:p/>
            <text:p><text:span text:style-name="T7">Я хочу чтоб ты была счастлива.</text:span></text:p>
            <text:p><text:span text:style-name="T7">Выходи за меня замуж.</text:span></text:p>
            <text:p/>
            <text:p><text:span text:style-name="T7">Да.</text:span></text:p>
            <text:p><text:span text:style-name="T7">Я это сказал.</text:span></text:p>
            <text:p/>
            <text:p><text:span text:style-name="T7">Выходи за меня.</text:span></text:p>
            <text:p/>
            <text:p><text:span text:style-name="T7">Можешь не сразу.</text:span></text:p>
            <text:p><text:span text:style-name="T7">Можешь развестись, пожить два года в своё удовольствие, а потом я спрошу тебя снова.</text:span></text:p>
            <text:p><text:span text:style-name="T7">У меня нет ни малейших сомнений, что ты справишься, и что так – лучше всего.</text:span></text:p>
            <text:p/>
            <text:p><text:span text:style-name="T7">Давай встретимся.</text:span></text:p>
            <text:p><text:span text:style-name="T7">Минут на пятнадцать.</text:span></text:p>
            <text:p/>
            <text:p/>
            <text:p><text:span text:style-name="T7">Я сдерживал себя в сексе чтоб сохранить твой мир. Но теперь я понимаю что лучше б не сдерживал, чтобы тебе было что вспомнить.Поговорим об этом.</text:span></text:p>
            <text:p><text:span text:style-name="T7">Поъдем з тобою в киъв ы з кынцями, хто нам що зробить.</text:span></text:p>
            <text:p/>
            <text:p><text:span text:style-name="T7">Як ні то хоча б скажи що ти про то думаєш.</text:span></text:p>
          </table:table-cell>
          <table:table-cell table:number-columns-repeated="1023"/>
        </table:table-row>
        <table:table-row table:style-name="ro3">
          <table:table-cell table:style-name="ce112" office:value-type="string" calcext:value-type="string">
            <text:p>БЕССИЛИЕ (как вариант – недоступность)</text:p>
          </table:table-cell>
          <table:table-cell table:number-columns-repeated="1023"/>
        </table:table-row>
        <table:table-row table:style-name="ro3">
          <table:table-cell table:style-name="ce113" office:value-type="string" calcext:value-type="string">
            <text:p>надежды</text:p>
          </table:table-cell>
          <table:table-cell table:number-columns-repeated="1023"/>
        </table:table-row>
        <table:table-row table:style-name="ro3">
          <table:table-cell table:style-name="ce114" office:value-type="string" calcext:value-type="string">
            <text:p>мои возможности</text:p>
          </table:table-cell>
          <table:table-cell table:number-columns-repeated="1023"/>
        </table:table-row>
        <table:table-row table:style-name="ro3">
          <table:table-cell table:style-name="ce111" office:value-type="string" calcext:value-type="string">
            <text:p>дискредитации </text:p>
          </table:table-cell>
          <table:table-cell table:number-columns-repeated="1023"/>
        </table:table-row>
        <table:table-row table:style-name="ro3">
          <table:table-cell table:style-name="ce115" office:value-type="string" calcext:value-type="string">
            <text:p>ПРОБЛЕМ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ё что окажется в зоне видимости</text:p>
          </table:table-cell>
          <table:table-cell table:number-columns-repeated="1023"/>
        </table:table-row>
        <table:table-row table:style-name="ro3">
          <table:table-cell table:style-name="ce105" office:value-type="string" calcext:value-type="string">
            <text:p>требования</text:p>
          </table:table-cell>
          <table:table-cell table:number-columns-repeated="1023"/>
        </table:table-row>
        <table:table-row table:style-name="ro3">
          <table:table-cell table:style-name="ce105" office:value-type="string" calcext:value-type="string">
            <text:p>стандарт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злост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булинги</text:p>
          </table:table-cell>
          <table:table-cell table:number-columns-repeated="1023"/>
        </table:table-row>
        <table:table-row table:style-name="ro3">
          <table:table-cell table:style-name="ce116" office:value-type="string" calcext:value-type="string">
            <text:p>обсерания меня кем-либ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униже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ритик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зор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едоверие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Херовый транспор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лохие книг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8">Пункт: </text:span><text:span text:style-name="T9">Найди замену берушам. (может майндмапы может дом может ещё что-то)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вои таракан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рочк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ех кто тебя любит и боготворит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е текущие мои проект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хай тех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е твои инструменты. Которыми ты перебираешь пункты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(есть теория что все эти пункты если решить то миру хватит и этого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бщий знаменатель всех моих майндмапов (то, частью чего они все являются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дают колдовские шмар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вторения которые против твоей воли. Их надо избегать а не решать. И промайндмапь ты все их компоненты – они исчезнут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Рекурси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урсы</text:p>
          </table:table-cell>
          <table:table-cell table:number-columns-repeated="1023"/>
        </table:table-row>
        <table:table-row table:style-name="ro3">
          <table:table-cell table:style-name="ce117" office:value-type="string" calcext:value-type="string">
            <text:p>Проект: Менторинг</text:p>
          </table:table-cell>
          <table:table-cell table:number-columns-repeated="1023"/>
        </table:table-row>
        <table:table-row table:style-name="ro3">
          <table:table-cell table:style-name="ce117" office:value-type="string" calcext:value-type="string">
            <text:p>Пункт: сходить на акушерные курсы.</text:p>
          </table:table-cell>
          <table:table-cell table:number-columns-repeated="1023"/>
        </table:table-row>
        <table:table-row table:style-name="ro3">
          <table:table-cell table:style-name="ce102" office:value-type="string" calcext:value-type="string">
            <text:p>претензии и требования ВСЕХ коммунистов (которые считают, что я им что-то не дал или отобрал, не только тех которые имеют притензии ко мне, но и к кому угодно), то что их вызвало и то, что они хотят получить (вероятно у меня есть дыры)</text:p>
          </table:table-cell>
          <table:table-cell table:number-columns-repeated="1023"/>
        </table:table-row>
        <table:table-row table:style-name="ro3">
          <table:table-cell table:style-name="ce108" office:value-type="string" calcext:value-type="string">
            <text:p>те кто сделал тебе комплимен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на что человек дрочит (или я или любое другое существо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вобода и не-нулёвость моих ddx relative to each other. Т.е. если мои части способны расти – они должны быть пропущены через вопросник. Для отделения их друг от друга. А то я много сил потратил на то, чтоб расти “таким как я есть” (т.е. чтоб пропорции роста относительно друг друга шли линейно). Короче “все части меня которые способны расти и развиваться” - каждую отдельно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запрет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итуации когда “трудно”</text:p>
          </table:table-cell>
          <table:table-cell table:number-columns-repeated="1023"/>
        </table:table-row>
        <table:table-row table:style-name="ro3">
          <table:table-cell table:style-name="ce103" office:value-type="string" calcext:value-type="string">
            <text:p>Места где лежит куча несортированных инструментов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групповушницы</text:p>
          </table:table-cell>
          <table:table-cell table:number-columns-repeated="1023"/>
        </table:table-row>
        <table:table-row table:style-name="ro3">
          <table:table-cell table:style-name="ce108" office:value-type="string" calcext:value-type="string">
            <text:p>Проект: преследование нужной мне личности</text:p>
          </table:table-cell>
          <table:table-cell table:number-columns-repeated="1023"/>
        </table:table-row>
        <table:table-row table:style-name="ro3">
          <table:table-cell table:style-name="ce105" office:value-type="string" calcext:value-type="string">
            <text:p>Проект: система образования.</text:p>
          </table:table-cell>
          <table:table-cell table:number-columns-repeated="1023"/>
        </table:table-row>
        <table:table-row table:style-name="ro3">
          <table:table-cell table:style-name="ce105" office:value-type="string" calcext:value-type="string">
            <text:p><text:span text:style-name="T10">Проект: </text:span><text:span text:style-name="T11">переезды на длительные расстояния (в какой-то мере они сопряжены с напряжением, нервным истощением и статичной нагрузкой).</text:span></text:p>
          </table:table-cell>
          <table:table-cell table:number-columns-repeated="1023"/>
        </table:table-row>
        <table:table-row table:style-name="ro3">
          <table:table-cell table:style-name="ce105" office:value-type="string" calcext:value-type="string">
            <text:p><text:span text:style-name="T12">то что “подождёт” </text:span><text:span text:style-name="T13">(по сути оно имеет континуус точки – висит в уме пока я над чем-то работаю, потому оно наверно даже должно быть вне очереди, потому что оно явно нужно)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тарания</text:p>
          </table:table-cell>
          <table:table-cell table:number-columns-repeated="1023"/>
        </table:table-row>
        <table:table-row table:style-name="ro3" table:number-rows-repeated="104840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скажи себе что ты молодец" table:style-name="ta2">
        <table:table-column table:style-name="co2" table:number-columns-repeated="1024" table:default-cell-style-name="ce91"/>
        <table:table-row table:style-name="ro3">
          <table:table-cell table:style-name="ce108" office:value-type="string" calcext:value-type="string">
            <text:p>скажи себе что ты молодец что ты за это взялся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боже я бы сделал это за 5 минут год назад. Ладно. Давай по бырику.</text:p>
          </table:table-cell>
          <table:table-cell table:number-columns-repeated="1023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Частью какого круга оно является" table:style-name="ta2">
        <table:table-column table:style-name="co2" table:number-columns-repeated="1024" table:default-cell-style-name="ce91"/>
        <table:table-row table:style-name="ro3">
          <table:table-cell table:style-name="ce105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Торговля антикваром</text:p>
          </table:table-cell>
          <table:table-cell table:number-columns-repeated="102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91"/>
        <table:table-column table:style-name="co2" table:number-columns-repeated="1023" table:default-cell-style-name="ce91"/>
        <table:table-row table:style-name="ro2">
          <table:table-cell table:style-name="ce121" office:value-type="string" calcext:value-type="string">
            <text:p>ЧТО я вижу по этому поводу в своей фаз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хз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ихера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не смотрел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дача обьявлений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чтоб не тыкать пальчиками много раз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тму что игрушек много, а меня заебало тыкать и менеджить обьявления вручную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помнить какой номер у какого лота. И убирать их с сайта. Который вечно меняетс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…… подачу обьявлений на много сайтов сразу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ради неё я это делаю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ижу gecko. Или какой-то там браузр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ижу UI на GTK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ижу логику в модулях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(воркеры, чекеры, реньюеры и т.п.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много чег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ижу что мне надо будет иметь его запущенным 24/7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ижу номера телефонов, капчи,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ижу весь КЛАД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 поправкой на Украину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ижу……………….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еб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регулирующего рынок путём засорения его тем что мне не нужно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ижу скорость. Не к той двер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ижу отсутствие кучи ексель файлов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ижу дневник. Десктоп вершн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к. отлично. Я понял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й договори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ижу………. Ладно я всё сказал. Вижу дневник. Менеджмент. Кнопки. Десктоп апп. А ты смотри сам. Что делать с этим знание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дневник будет висеть постоянн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росто я не могу его сделать сайтом потому что у меня уже не только менеджмент идёт но ещё и автоматическое решени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решение это анонимност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 сервера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икто этим не пользуется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нонимность данных важнее анонимности кода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озможно будет синхронизация с сайтом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о мне прийдётся попотеть чтоб всё это сделать за 3 дня. Или 8. или сколько ты там выдержишь зная что Оля сидит в чат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понял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ликер. Что. Ставь С. Ты С++ ресёрч отметил как сделанный? Или как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щас отмечу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ак. Что. Отмечать? Я хз. С это незаконченный ресёрч. Прям “РЕСЁРЧ”. Я хз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тметь плиз что ты сделал 2 пункта. И посмотришь что произойдёт в твоей голов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их не закончил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эм. это континуус пункт. Закончи. Пожалуйста. Сделай это и пойдём дальш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. не . Решил. Я закончил на затычках и пошёл дальш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о ты сделал. Затычки. Это часть решени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часть. Но не всемирная. Круга нету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РУГ – ПРОГРАММИРОВАНИЕ. ДНЕВНИК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НЕ С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не выдерживаю блин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…………. сука а если это она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ука. Если это она. Если это реально он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это ко мне не относитяся. Открой звонок Ол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ак. Вечером вернусь доделаю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хуеть теперь. Будешь месяц бегать за этой шмарой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е месяц. Раза 2-3. проверить. Мне надо знать. Она это или нет. Потому что я хочу знать накончать ли мне ей в рот или в пизду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от с этого и начинай. Так. Ладно. Иди. Тут всё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пойми. Если в чате не она то она меня защищает. И я ей накончаю в пизду и захочу детей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если это она в чате – то я вначале накончаю ей в рот и исправлю ей мозги. А тогда…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а тогда женишься да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. залеплю ей раны которые нанёс. И возможно выебу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твет по тому что ты видешь в фазе по кликеру ты написал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уча логики. Тестов. Которые проверяют можно ли постить и т.п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если тебя смущают новые дизайны сайтов то я замечу что ты за всеми ими всё равно будешь следи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просто делаешь кликер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ероятно ты вроде даже сегодня можешь что-то по этому сдела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 крайней мере мне кажется что у тебя достаточно общей теории по программированию чтоб сделать КРУД + кликер за два коммит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там посмотри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иди. Спусти в унитаз свою сперму и продолжим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резерватив возьм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)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ид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бабло не забуд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50 гривен маминых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это она, отвечаю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тому что жизнь не поменялас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оменяется когда увидишь её. Всё. Ид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ут всё! Супер! Ты решил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адо делать а не самокопанием заниматься. Мама права.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420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91"/>
        <table:table-column table:style-name="co2" table:number-columns-repeated="1023" table:default-cell-style-name="ce91"/>
        <table:table-row table:style-name="ro2">
          <table:table-cell table:style-name="ce121" office:value-type="string" calcext:value-type="string">
            <text:p>Что я колдую?</text:p>
          </table:table-cell>
          <table:table-cell table:style-name="ce102" table:number-columns-repeated="255"/>
          <table:table-cell table:number-columns-repeated="768"/>
        </table:table-row>
        <table:table-row table:style-name="ro2">
          <table:table-cell table:style-name="ce90" office:value-type="string" calcext:value-type="string">
            <text:p>Что затрагивает эту задачу?</text:p>
          </table:table-cell>
          <table:table-cell table:style-name="ce102" table:number-columns-repeated="255"/>
          <table:table-cell table:number-columns-repeated="768"/>
        </table:table-row>
        <table:table-row table:style-name="ro2">
          <table:table-cell table:style-name="ce90" office:value-type="string" calcext:value-type="string">
            <text:p>Моя гипотеза, почему этот вопрос важен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легкость в подаче обьявлений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днозначн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у меня нормально подать обьявление займёт минут 10. накликать фотки и т.п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я думаю что проще будет если это сделает софтина.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28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Что ты можешь сейчас сделать чтоб сделать себе хорошо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мне уже делали хорошо сегодня……. Так что…… я не знаю. Могу погладить Мусю 5 мину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чухал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уверен? Ты подошел к ней на пол минуты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от теперь ты её погладил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ди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26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90" office:value-type="string" calcext:value-type="string">
            <text:p>Примеры сегодняшних коэффициентов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х3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в 2014м было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х7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на 2020й год (долго не программировал)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тлично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почему не можешь кстати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люди день и ночь стараются сделать интерфейс удобней, а ты хочешь свой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 чём подвох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 том что люди не берут эту херню прям сразу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в том что есть куча подводных камней цель которых повысить выгоду от мен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апример лучшее время для продажи – вечер воскресенья, но установить время в лоте – платн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тлично!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ты хочешь запустить короче свои лоты в 8 вечера на ауто-ренью своим софтом чтоб их все подать одним махом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. я заебался копи-пастить из екселя и смотреть какие же мне постить фотк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у меня было что я ошибся и разместил не те фотки по инерци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это всё имидж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люс скорость. Я хз. Ну вот сколько времени идёт на то чтоб найти нужную фотку. Миллисекунда тут, миллисекунда там. А мне по ходу надо будет репостить сотни обьявлений каждую неделю так что…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адо будет посчитать, на сколько дней ставить лот, чтоб он закончился именно в следующее воскресень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уча всех этих ньюансов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оторые просто трудно соблюдат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люс менеджмент фоток и инфы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ерьёзн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ут у меня эксел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ам у меня 150 папок с фотками (и из них надо выбрать лучшие и обрезать)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это всё муторно. Если б мне софтина помогла я был бы счастлив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тлично!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значит фича в кликере – обрезание фотографий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89" office:value-type="string" calcext:value-type="string">
            <text:p>и менеджмент фотографий очевидно тоже (подключить фотки чтоб оно их сохранило на компе, привязало к лоту и т.п.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89" office:value-type="string" calcext:value-type="string">
            <text:p>а значит и habtm и has_many связи и прочее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эм. д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а значит и менеджмент перемещения файлов. Или не перемещать. Нет. Ладно не надо перемещать. Но помнить где они – нужн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к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сё!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483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вижу техническое приемущество галимого проекта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если ты не можешь жить с одного обьявления – ты не сможешь жить и с сотн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вижу что ты хочешь избавиться от копеешных вещей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дабы они не мозолили глаз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вижу, что ты хочешь денег, но берёшься не за вещи которые их приносят, а за вещи которые мешают их име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сё равно что если б ты хотел поймать рыбу – ты бы начал с убирания всех камней в которых у тебя застревает удочк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круг программирования мастхев всё так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у меня всё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да, схемы. Алгоритмы. Тебе надо в ментальной карте составить все фичи прежде чем их делать. Вноси всё туд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сё. У меня всё. Всё что жирное пойдёт в майндмап. После. Пото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19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91"/>
        <table:table-row table:style-name="ro3">
          <table:table-cell table:style-name="ce121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22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как я и сказал. У меня куча свитеров, рубашек и прочего хлама. Рюмок. Которые нихера не стоят но хранились много лет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вырезки с газет. Открытки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дыра семьи собирателей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мусорка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помойка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ни один комп не работает чтоб начинать с них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потому я начинаю с того чего много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хочу опустошить дом от вещей которые тянутся в дом чтоб скрыть своё бессилие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эм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отлично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психологические проблемы надо решать. А не присыпать их порошком из тамагочи и киндер-сюрпризов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да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у меня всё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т.е. ты будешь киндер-сюрпризы продавать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“выигранные” вещи которые ничего не стоят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куски пластмассы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По 70 гривен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я выставлю что угодно если у меня до этого дойдут руки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у меня полно вещей которые мне не подходят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и я хочу от них избавиться. А выбросить не могу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потому что сразу вопли как было вчера по поводу ёбанного ковшика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я понял. Ты хочешь убрать задержку. В одном из компонентов системы избавления от ковшей. Напоминающих о “викторе сергеевиче”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да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ок. отлично. Уважительная причина.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140 подсвешников блядь. Сколько можно. Так будто мы живём в пещере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отлично! Сложишь руки и умрёшь среди них – этот путь для тебя не подходит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ты хочешь власти, крутости, халявы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да. эм. Что?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89" office:value-type="string" calcext:value-type="string">
            <text:p>ты хочешь. Чтобы вещи вокруг тебя. Давали тебе власть. Халяву. И крутость. 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эм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наверно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всмысле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в прямом. Ковры это не круто, не даёт власти, и не приносит халяву. Потому нахуй их. Куплю лучше инструменты типа макбука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Эм……. 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ну пометь жирным что трудно?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ну я этого могу достичь просто майндмапами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и достигнешь!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иди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продавай свою хуйню. Ты поймёшь что это мелочи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ты начнёшь делать майндмапы уже сегодня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ты уже начал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странный бесконечный ответ. Но может ты и прав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ИДИ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у тебя такой потенциал. Не трать его на мусор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я бы не тратил. Но этот мусор стоит вокруг меня на ветринах и превращается в иконы. Хотя единственная икона в моём мире это я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да. поклонение вещам это часть твоей семейной культуры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можешь и это пометить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и ты веришь что это не выход потому что вещи воруют, отбирают, убивают за них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в то время как ты умираешь от голода потому что бывают моменты когда у тебя тарелки гречки нету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ДА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иди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пометь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89" office:value-type="string" calcext:value-type="string">
            <text:p>фетиш вещей отвлекает от того что действительно важно – от удовлетворения потребностей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слушай а этот чай возле дороги сорванный вообще можно пить?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это липа. Её продают в аптеке. Не вижу проблемы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это не плющ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ок</text:p>
          </table:table-cell>
          <table:table-cell table:style-name="ce102" table:number-columns-repeated="127"/>
          <table:table-cell table:number-columns-repeated="896"/>
        </table:table-row>
        <table:table-row table:style-name="ro3" table:number-rows-repeated="39">
          <table:table-cell table:style-name="ce102" table:number-columns-repeated="128"/>
          <table:table-cell table:number-columns-repeated="896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скорей шкалой являются деньг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о я не собираюсь пахать для того чтоб тащить в дом ещё больше вещей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тому что их уже некуда складывать.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30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89" office:value-type="string" calcext:value-type="string">
            <text:p>воркеры. (т.е. алгоритмы в браузере – одном или многих – которые подают то или иное обьявление следуя шагам подачи обьявления того или иного сайта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было бы круто если б сайты поддерживали подачу многих обьявлений сразу (для параллельности) – но это уже не в моих силах предвидеть. Это можно определить только методом тык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плюс менеджмент ссылок и распечаток (кто что купил, что продано, за сколько) – т.е. это уже 1С – экономика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т.е. мне нужно иметь представление, какие позиции продались на каких сайтах по какой цен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плюс автоматическое удаление с других сайтов если продалось на одном. Ну или если удаление невозможно (как на виолити) то тогда хотя бы отключение авто-репоста. (какого-то булевого поля “репост уен дон”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плюс я помню по кладу что некоторые сайты следят за наличием кликеров и постоянно ставят какие-то изменения и ограничения с которыми справятся только люди но не компы. Но это больше касается не меня а флуда. Я не собираюсь постить одну вещь 140 раз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т.е. воркеры проверки текущей стоимости лотов на аукционах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воркеры проверки активности обьявлений наверно (потому что мало ли может модератор забраковал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плюс воркеры комментариев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и посты фоток в комментари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при том что не забывай на каждом из этих моментов может стоять капча, во время которой надо остановиться и её решить, иначе дальше алгоритм не пойдёт. А с капчей обычно разговор короткий – либо аутсорсить либо решать самому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ыходит что с кликером моя жизнь либо превратится в решение капч каждый вечер, либо надо будет аутсорсить и платить (при том что капчи иногда решаются неверно, а узнать о неверном их решении можно только сабмитнув форму – я даже вручную не всегда могу их решить). По этому….. я не знаю что тебе сказать. Капча. да. Капча может стать барьером на пути к полной автоматизации и параллельности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т.е. круг подачи обьявлений должен предвидеть то что подача могла быть неуспешна (например ограничение по длине тайтла не подошло и т.п.). и эти ограничения тоже надо зна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вспомни все сайты в которых ты подаёшь обьявление, а оно уже после репоста говорит тебе “слишком длинное описание – сократите до 2000 символов”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ли “слишком короткое описание” - такое тоже был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есь флуд нахуй. Это точно. т.е. никаких “;%:№?*(№” КРУТАЯ МОНЕТА %:)”(№(“*(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это тебе не крейгслис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и оценка. Её по любому надо будет проводи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а значит вероятно надо будет интегрировать форму проведения ресёрча (на каких сайтах сколько они стоили)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это уже не один день. А проект на год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а языке которого ты не знаеш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ероятно надо будет хелпить (вводить поиск по известным сайтам по названию чтобы составить примерную стоимость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но поскольку названия левые – тебе надо будет создавать цену короче по каждому сайту основываясь только на тех обьявлениях, которые тебя устраивают (т.е. ты видишь по фотке что да, лот такой же) – а значит надо будет алгоритм который проскрейпит веб на наличие лотов с этим названием, а из них ты выберешь те, которые более менее устраивают тебя по фотографии, и на основании этих обьявлений будет составлен примерный график цен (при чём по трём графам – украина, СНГ и мир)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при чём названия могут быть английские, транслит, украинские, русские, какие хочешь. Сигулда может быть и на латышско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от. т.е. это уже интегрированный скрейпер параллельно с репосто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азалось бы ты хочешь сделать как лучше и побыстрее избавиться. Но это уже превращается в автоматизированный хаб ресёрча каждого хлама который валяетс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и надо будет интегрировать google lens. При том что пока он вроде только для андроида. И вроде бы платный. Ну или загружать на гугл фотки и смотреть что он выдаст. И то что он выдаст надо составить в таблицу названий. И почитать какое название тебя устраивает. При том что в гугле с автоматизированным поиском и с кликерами ОЧЕНЬ строго. т.е. он вполне может заблокировать тебя при малейшем подозрении на кликер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шото мне эта липа не внушает довери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у вылей. Что. Липы не видел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просто говорю что может реально твой кликер до жопы если он разрастётся до того уровня как ты описал то это займёт всё твоё свободное время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зял на себяроль оценщика всего подряд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становись отдохни и берись за майндмапы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делал уже кликеры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е получилос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это всегда заканчивается одним и тем ж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ресёрч вещей которые тебе неинтересны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вопросы о том что они видят в фазе и т.п. после кликера никуда не денутся. И они занимают 3 часа в то время когда обьявление занимает 10 минут так что…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спомни свои шарик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аждый шарик сфоткать. Потом поискать похожий (“жолудь-дед” и т.п.”). рассмотреть. т.е. на это уходит время. Кликанье, когда всё готово, занимает ровно 5 мину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5 минут. да. Но потом мне надо подавать это обьявление снова и снова пока не купят. При том что ресёрч уже сделан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понял. Ладно. Имеет право на существование.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482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автоматизация повторяющихся действий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вторяющихся шагов из которых состоит попытка извлечь выгоду из того что ничего не стои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………………………………………………… тут всё. Ид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сн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хочешь выехать на пустоте. Как всегд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воя софтина сама по себе может принести больше дохода (тем же продавцам в Украине) чем все твои лоты вместе взяты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угу. Но я её не легализую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знаешь не такой уж плохой вариант иметь десятки тысяч активных позиций в интернет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смотреть как люди кормятся с моих аккаунтов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берут весь этот хлам себе. А мне шлют деньг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оооооооот. Ещё шаг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посмотреть оплачен лот или не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есть тако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и как ты посмотришь? Будешь подключать к кликеру банк? Или как. По сумме не проверишь. По отправителю тож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ри банка. Десять тысяч лотов. Вперёд. Проверяй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ж вроде решил сайт сделать из-за этог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а сайте я не продам ничег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тому что у меня нету базы людей которым это интересн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нлайн магазин чувак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есь твой кликер ушёл в топку из-за попытки автоматизировать проверку оплаты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эм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нлайн магаз рюмок. Чт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лохо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ормально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шопинг карт сделаешь минут за 10 своими руби гемам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ж хотел онлайн магаз. Не понимаю в чём дел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ервер есть. Чт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офт ты сам сказал должен быть такой которого нет ни на одном сайте (3Д сканы и т.п.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и что блядь забить на кликер? Подавать обьявления на свой какой-то сайт которого нету? Это ж тоже куча логики. Верификация покупателей, кнопка “купить”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…….. зато твой кликер будет с ним интегрирован. И у тебя на сайте будет всё на что твой кликер способен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двойка “раз-два”,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AJAX реквестами запостишь и всё. И никаких кликов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у. сделай. Что. Загрузишь модель. Представь себе этот магазин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оторый нагнул рынок тем, что у него проверенные лоты в 300 раз лучше чем на тех аукционах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же видишь, никто не хочет покупать твою гирлянду за 350 гривен, даже не смотря на то что это для неё хорошая цен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демпинг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рагули заходят на аукционы и постят старьё по 2 гривны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елюки разные ит.п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по этому ты не можешь продать ничег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спомн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вои игрушки тоже мало кто покупал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так херак – у тебя магазин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разве плохо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мне всё равно надо кликер. Я уже не знаю зачем но…….. не знаю. Хотя бы видеть продалось или не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админка на это ес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…………………………………………………. т.е. я хочу стать админом чужих сайтов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! наконец-то ты понял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кей. Но у меня есть ещё эти нюансы по обрезанию фоток и т.п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а вот тут да. Ты прав. Ладно. Тогда кликер имеет место как часть проект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но рано или поздно открой тему своего сайт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чтобы на него автоматически постить свои 3Д модели и прочие вещи которые тебе нужны для хороших продаж, но которых нету на других сайтах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равно как когда автоответчик тебе запретили делать более широкий потому что они не думали что там можно написать что-то полезно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т.е. ты понимаешь, да? В твой кликер будет интегрирован 3Д сканнер как минимум. С твоим софтом определения микро-царапин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к. согласен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тлично!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459">
          <table:table-cell table:style-name="ce102" table:number-columns-repeated="256"/>
          <table:table-cell table:number-columns-repeated="768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тому что я бедный чувак с кучей хлама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может ты просто дурак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……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можешь просто делать майндмапами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блин ходишь по своим мозгам как по заезженной пластинк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место того чтоб подумать что может быть в твоей голове чего-то нет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ого что может быть полезно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ди. У меня всё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смотри “Механика” чтол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увидиш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можешь иметь все алгоритмы мира. Но мир хаотичен. И рано или поздно надо сделать лучшее что можешь исходя из ситуации а не бить себя по рукам пока не сделаешь лучшее что в этой ситуации возможно сделать во всём мир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 на бейсике я писать это не буду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может тогда вообще не делай. Если ты так переборчив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не переборчив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просто хочу жить нормальн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жить в мире где я никому ничего не должен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 мире где мне не надо хранить вещь которую мне бросили в лицо, иначе меня побью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………………………………………………………………………………………………………………………………………………………………………………………… значит не будь тем кому нужны чужие вещ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сделай на заказ рубашку и всё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туфли. Или обувь. Что ты там носиш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эм. а разве не лучше купить вещь с международного завода, чем покупать у локального рагуля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ж сам говоришь. Международные вещи. Они все автоматизированы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молодец!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о надо ходить выбирать. Сравнивать. Иметь модель, и перемерять кучу всего прежде чем покупа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ак продают рубашки, ты видел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запечатанные с завода. Берите или идите нахуй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мысль в том чтоб <text:span text:style-name="T14">делать ресёрч перед покупкой. И везде где этого сделать нельзя (где говорят “бери а потом посмотришь”) - надо делать проекты чтоб это убрать.</text:span>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у вот. Запиши это в вопросник и всё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росто сколько в мире видов тех сорочек? Люди все примерно одинаковы. Есть размеры и т.п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есть! Но это не коммунизм чтоб мерять все вещи в мире по трём параметра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(размер, высота, ширина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вопрос в том что я всю жизнь с плеча ношу вещи которые мне не подходя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. именно. И по этому ты их щас продаёшь за бесценок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язанный уродливый свитер будешь продавать как “ручная работа, не бит не крашен”. Потому что у тебя нехватает яиц его выкину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зато ты плащ свой выкинул без сомнения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тому что мать задрала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потому что мельчайший смысл среди её бреда это повод это делат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если даже мать может мне что-то “доказать” - значит я уж точно нихера не знаю и надо делать что скажет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угу. Удачи с этой политикой. В продаже дырявых носков с аукциона. С 1 гривни. С пометкой “отличный антиквар”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эм а что мне делать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тебе говорю что делать. Ты не слышишь меня. <text:span text:style-name="T14">Делать ресёрчи всех вещей которые видишь. Но ЧЕРЕЗ МАЙНДМАПЫ. И всё будет охуенно.</text:span>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так делал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И НОРМАЛЬНО ЖИЛ. Иди.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467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ак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была мысль юзать какой-то фреймворк или GUI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люс по кругу программирования мне вроде надо флоучарты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было бы отлично если б они превращались в код автоматическ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мол “кликни туда” и мне похуй как ты это сделаеш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о это опять ИИ и я уже не знаю как такое программирова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макросы, почему не знаешь. Знаешь. Макросы. Зачем тебе кликер на эт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макросы это тот же С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смотри. Если у тебя есть макросы то это ускорит код в разы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записывать действия на мониторе и …… попробуй. Серьёзно. Погугл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что. Ну 2+2=4. и что. Где здесь макрос? Как он с этим справится? Это математика чувак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математика не реверсинженирится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 ней находятся истины среди каши и беспорядк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за них держатс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 как ты заговорил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к. твоё математическое приемущество на высот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смотрим чем кончится всё остально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ороче флоучарты, я понял. Твой майндмап их покаже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ут всё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может это майндмап кругов проект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эм. ничо себ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. а ты думал. да. Ты дошёл до предела. До блидинг едж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ид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запиши себе та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заточить ножи чишо…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ет. Потом. Вначале меня доделай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491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Какой перманентный вред нанесённый мне оно решает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аличие в доме кучи хлам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рыночную цену каждой вещи на сегодняшний день мне знать неинтересно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меня просто интересует моя финансовая выгод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учи вредящего мне хлама. Который всю жизнь мне отравлял жизнь – так пусть теперь всю жизнь меня поддерживает.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27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одаёт обьявления на широкую публику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разношерстнуюэ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позволяет анализировать вещь один раз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не анализировать её до конца жизни как было у меня со статуеткой (когда я три раза переподавал обьявления пока от неё не избавился, от этого мальчика пидарасика)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30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олько проблемы тех чьи вещи (чей хлам) я продаю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чень больно выбрасывать вещь которая была с тобой 20 лет в мусорку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 мыслью что 20 лет моей жизни ушло в мусорку вместе с ней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ак может её надо переработать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ак как ты с бисером и банками сделал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может. Но может не поможе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омпьютер из значков делать ага. Пасибо не над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………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у подумай об этом. Давай. Есть у тебя хрустал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цена которого в солнечный день 500 гривен за весь сервиз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у 800. ладно. Есть какие-то параметры по которым ты можешь получить из него в 500 раз больше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хз что можно сделать из них что бы стоило 250 000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смотри какие вещи в мире стоят 250 000 за килограм и сделаны из стекл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енецианское зеркало какое-то, хз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хрустальные шахматы бляд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о я уже говорил что это муторн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. потому и дорог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гугли. Ты вроде писал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енецианское стекло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ерно. Вот. Отлично. И у тебя чувиха из Италии. У меня всё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что. Перерабатывать вещи в то что стоит в 100 раз дороже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справишься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 твоими-то навыками аналитик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стеклодувом блядь стану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буду продавать статуэтк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ет. Не статуетки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редметы интерьера. Как ты думаешь сколько бы стоила статуя человека “в полный рост” сделанная из стекла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амного больше чем из керамик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тому что её никто не сделае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текло. Давай. Запиши себ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……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 вопросник сразу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дин из вопросов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могу ли я превратить это в что-то что стоит в 500 раз дорож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о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упер!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482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Избыточно………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у спами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если у кого-то есть обьявления – и он мне заплатит – я их ему пода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о это будет по личному соглашению с проверенными людьми. И никакого флуда. Хочешь 100 обьявлений – у тебя должно быть 100 позиций. Никакого “40 обьявлений на каждый айтем”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тлично!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лад позиционирует себя как тул который вроде как помогает подавать обьявления, а вся ответственность за то как вы его юзаете – на вас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о его за это пару раз вроде закрывали по решению юристов и т.п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угу. Есть тако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у во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ороче. Иметь хаб менеджмента онлайн контента это круто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о это не панацея если контента нету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смотри на свои ютюб каналы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0 видео, 0 подписчиков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 то время как каналы у которых нет кликеров популярны просто потому что постят каждый ден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бы постил каждый день если б у меня было время анализировать другие вещ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у вот. Мы опять вернулись к скорости решения проблем вместо скорости рассказывания о них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ди. Тут всё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вопросник это важный тул в твоём тулбоксе. Но долбить его 40 лет живя на шее у мамы я не собираюсь.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10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Как это повторение делает меня лучше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ёт возможность освободить место для чего-то более важного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даёт возможность заняться другими проектам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тому что мне здоровья не хватит делать эти монеты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 прямом смысл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спомн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зубы и яйца чуть не потерял потому что не было денег. Тебя спасли только бабы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воими деньгам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ельзя так жит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не против иметь сервер подающий обьявлени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о всё это лишь ради того чтоб заниматься другими кругами в свободное врем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тлично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можешь даже с кругов начинать тогда. Сразу. Типа проект нужен. И похуй что я в нём вижу как инопланетянин.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17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от. Ты увидел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аконец-то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просто незнаешь что продава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знал бы – ты бы открыл магазин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это… это детский сад короч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трать на это не меньше одного дня но и не больше недел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там посмотрим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ка шансы пользы невелики.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25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91"/>
        <table:table-row table:style-name="ro3">
          <table:table-cell table:style-name="ce121" office:value-type="string" calcext:value-type="string">
            <text:p>БЛАГОДАРНОСТ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* примеры благодарност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его (предмет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его существовани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всё что он(о) даёт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всех кто мне что либо даёт когда оно у меня ест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всё что мне приходит когда оно у меня ест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всех ради кого оно создаётся поддерживается и защищается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всё ради чего оно создаётся поддерживается и защищается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* возможно ещё некоторые виды из вопросника самоанализа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*!* а теперь то же самое но с противоположностью этого пункта. (уже под сомнением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+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есть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18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у. э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человека метапрограммирующего свои действия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проблема не кликер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роблема в том что я В ПРИНЦИПЕ этим дерьмом занимаюс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низкая самоооценка не позволяет мне делать то что я вижу в фаз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по этому я занимаюсь перепродажей того что создали алкоголики-туниядцы 40 лет назад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укей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ди. Тут всё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помнишь кстати я комнату делал через майндмап вначал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всё упёрлось в деньг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потом начал делать вопросник и всё упёрлось в ещё большие деньг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омню. Но ЧПУ ты ещё не изучал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Эм……. ок.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17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table:table-column table:style-name="co2" table:number-columns-repeated="1024" table:default-cell-style-name="ce91"/>
        <table:table-row table:style-name="ro3">
          <table:table-cell table:style-name="ce105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кликер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хм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бож сколько там тех популярных сайтов. 3 штуки блядь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ли 5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о всей украин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ы его за неделю сделаешь этот кликер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больше времени на негоя тебе не дам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еделя. И все фичи будут готовы. Иди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если не будут значит не занимайся больше хуйнёй. И этими ресёрчами тоже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 найди причины почему ты всё анализируешь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низкая самооценка, что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91"/>
        <table:table-row table:style-name="ro3">
          <table:table-cell table:style-name="ce121" office:value-type="string" calcext:value-type="string">
            <text:p>Увидеть, что оно, и каждая его часть - это 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гонять процессор так как выгодно мне. А не пробовать втулить себя в рамки созданные миром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 ммире нет софтов которые бы отражали то что есть в моём мозгу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тому я и пытаюсь быть программистом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28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91"/>
        <table:table-row table:style-name="ro3">
          <table:table-cell table:style-name="ce121" office:value-type="string" calcext:value-type="string">
            <text:p>Увидеть, что оно и каждая его часть видит во мн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разработчи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хозяин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человек дающий повод существоват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месте с инструментам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человек покупающий для меня железо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едь без компа софт бесполезен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ся надежда в том что ты поймёшь это раньше чем комп гавкнет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тому что если гавкнет системник то………. Новый мама купит и у тебя будет уже 5 нерабочих компов в дом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ди. Собиратель компов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будь собирателем майндмапов. Серьёзно. Нахер все эти системные анализы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видиш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т знания что тебе нужна машина-робот пакующая посылки ты продавать больше не стал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сё дальше упёрлось в то что тебе нечего полезного продавать.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20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table:table-column table:style-name="co2" table:number-columns-repeated="1024" table:default-cell-style-name="ce91"/>
        <table:table-row table:style-name="ro3">
          <table:table-cell table:style-name="ce105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менторинг блядь рассмотри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ликер будет меняться, развиваться, подстраиватьс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тратишь ещё 10 лет и так ничему и не научишьс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но высасывает сил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ложные надежд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ы вообще понимаешь что ты будешь платить аренду за каждый лот?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 комиссию с его продажи?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что тебе надо в формулах цену учитывать (+70грн) и т.п.?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икому не надо твоя герлянда за 350 гривен. По этому у тебя нет денег. А не потому что ты медленный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людям НАДО ментальные карты того что ты видел в фазе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адо инжениринг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а не подавать обьявления 200 тыс. Раз</text:p>
          </table:table-cell>
          <table:table-cell table:number-columns-repeated="1023"/>
        </table:table-row>
        <table:table-row table:style-name="ro3">
          <table:table-cell table:style-name="ce105" office:value-type="string" calcext:value-type="string">
            <text:p>менеджмент аккаунтов (будь то почтовых, или аккаунтов на аукционах) – т.е. залогиниться, проверить баланс, проверить инбокс… всё это блин бесконечный путь продажи того что никому не нужно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может нужно. Я просто не знаю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ак с теми игрушками. Которые мне не нужны а кому-то надо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угу. Нужно. И что. Заработал?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да. на комп заработал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ну ну. Посмотрим что будет после карантина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огда все вылечат свои головы.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table:table-column table:style-name="co20" table:default-cell-style-name="ce91"/>
        <table:table-column table:style-name="co2" table:number-columns-repeated="1023" table:default-cell-style-name="ce91"/>
        <table:table-row table:style-name="ro3">
          <table:table-cell table:style-name="ce108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3">
          <table:table-cell table:style-name="ce105"/>
          <table:table-cell table:number-columns-repeated="1023"/>
        </table:table-row>
        <table:table-row table:style-name="ro3">
          <table:table-cell office:value-type="string" calcext:value-type="string">
            <text:p>полная противоположност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хочу кликер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хочу доминировать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доминирование дают ментальные карты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ЛЬКО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иденье общей картины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больше ничего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ну вот и посмотрим</text:p>
          </table:table-cell>
          <table:table-cell table:number-columns-repeated="1023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Что сделать чтоб оно увидело во мне и всех моих частях себя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й ему метод продавать что-то ценно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знаешь реально найди GUI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не хочу чтоб ты изобретал велосипеды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. есть. Полно. Не знаю какой. Не знаю на чём. Но есть. Бесконечно мног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кей. Скачай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QT ты хотел или что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мне надо знать какой там уровень трудност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а блядь такой ж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ак и ту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чувак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что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89" office:value-type="string" calcext:value-type="string">
            <text:p>скачай. Прошу тебя. Скачай все которые можешь (тулзы для работы в С и С++). Запусти каждую. И тогда скажешь на каой лучше работа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иди дальше. Тут всё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и будет как с рельсой. Где люди с рубимайнами не понимают что я делаю в своём вим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люди с рубимайнмаи дальше работают. А ты в своём виме больше нет. Ид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айди себе инструменты.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07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стайлгайды ты знаеш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сё остальное сделает твой интерфейс для работы в С++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пробуй все. Скачай. Освободи себе 140 гиг и скачай всё что можешь. Весь список который нашёл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и пиши. IDEхи. В свой С++ анализ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24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й мне дай мн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мы подадим обьявления из 140ка магазинов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угу. Вот именн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и есть тот магазин который всё подаё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воя цель вообще-то была ускорить работу. А не увеличить обьёмы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эм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иди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24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91"/>
        <table:table-row table:style-name="ro1">
          <table:table-cell table:style-name="ce121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102" table:number-columns-repeated="255"/>
          <table:table-cell table:number-columns-repeated="768"/>
        </table:table-row>
        <table:table-row table:style-name="ro5">
          <table:table-cell table:style-name="ce90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удивления откуда у него силы иметь 11 тысяч лотов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давание мне денег чисто за обьём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мол “наверно лучше у него покупать чем у чувака у которого 3 лота”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нял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аждый айтем это проект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это твоя искривлённая форма автоматизации вопросника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мне блядь места не хватит…………. Там что-то 80 гиг надо чтоб всё установи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запишешь вначале все виды в файлик. У меня всё.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21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91"/>
        <table:table-column table:style-name="co2" table:number-columns-repeated="1023" table:default-cell-style-name="ce91"/>
        <table:table-row table:style-name="ro6">
          <table:table-cell table:style-name="ce123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халявы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можешь даже продавать это как халяву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о реально лучше никому не говорить что у тебя это ест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просто тихо продавать свои сотни тысяч лотов.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30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(моя гипотеза что этот вопрос важен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родажа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деньг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мани ман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бабло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бабосы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бабосик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от вот. Вот каких людей ты выгоняешь с рынк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10 тысяч лотов это 10 тысяч пробле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готовься знать что ответить если спросят почему у тебя атк много позиций повторяется на других сайтах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89" office:value-type="string" calcext:value-type="string">
            <text:p>ну может я и не буду подавать одно и то же на разных сайтах. Может буду подавать на одно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но если он галимый мне нужно иметь воззможность выделить 130 своих лотов и подать их на другой сайт при следующем репосте. Чтоб не было ощущения что я к ним привязан.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20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Что ЭТА ПРОБЛЕМА решает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мою лень смотреть куда кликат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ВИМер. Я хочу просто нажать комбинацию клавиш и чтоб всё само сделалос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оно так не будет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а если категории поменяются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е знаю. Найму менеджера который их апдейтит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89" office:value-type="string" calcext:value-type="string">
            <text:p>значит тебе надо чтоб твой постинг алгоритм понимал, что некоторые категории могут быть скрыты пока не выберешь конкретную над-категорию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ты хочешь выбрать монету – тебе надо будет выбратьв начале “антиквар” потом там ещё что-то . Понимаешь. Прежде чем докоапаешься до той категории которую тебе над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а значит тебе надо наверно какой-то чекбокс-список “куда подавать”. Чтоб ты видел список всех категорий. И под каждую категорию будет свой алгоритм. Плюс минус. Может часть алгоритма. Но она будет. Будет отдельный метод под каждую категорию. Который скажет как подавать конкретно в неё. Понимаешь? Потому что часто следующие категории спрятаны пока не выберешь предыдущую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а у тебя даже 70ти гиг нету установить QT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эм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а у тебя этих фреймворков вполне может быть штук 20. 20*70 – это уже 1.5 терабайта. Так? 1400гб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ри том что вполне вероятно тебе понадобится не один тул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ты помнишь. Вижуал студио сам по себе тоже 100 гиг занимал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се эти андроид аппы и проче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эм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иди. Разберись с этим. Может тебе надо поставить прау винчестеров в свой системни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хорошо что ты его купил. Меня б заебало покупать PCI слоты для ноутбуков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реально можешь накупить этих винчестеров блин 140 штук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смотри. По чём они? На сландо или где ты там их брал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кайло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глян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о 250-350 гривен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е так уж и дорог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. охуеть. 500 гиг блин. Шутка л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а нет. Не шутк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у вот. Соберёшь себе. У меня всё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обери себе комп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росто это инжениринг понимаешь. 200Грн тут 300грн там и уже 1000. уже 10000. и т.п. 10 винчестеров на 500 гиг это 5 терабайт. Но 10 винчестеров это такая машина что я ебал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. иди. Создай пунк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собрать системник-монстр который потянет кучу терабайт библиотек, будет иметь быстрые компиляции и т.п. (для разработки на руби, джаваскрипте и С++)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488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91"/>
        <table:table-row table:style-name="ro3">
          <table:table-cell table:style-name="ce121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огда когда люди начали нанимать контент-менеджеров для управления своими обьявлениям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о это не работает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менеджеры всегда крайни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89" office:value-type="string" calcext:value-type="string">
            <text:p>о. т.е. ты создаёшь контент-менеджера. Понятно.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28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91"/>
        <table:table-column table:style-name="co2" table:number-columns-repeated="1023" table:default-cell-style-name="ce91"/>
        <table:table-row table:style-name="ro3">
          <table:table-cell table:style-name="ce121" office:value-type="string" calcext:value-type="string">
            <text:p>Что ЭТА ПРОБЛЕМА колдует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ичег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втоматизацию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на сделает всё что я скажу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оздаёт стандарты которые не поборо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оторые никто не обгонит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 этом компоненте по крайней мер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согласен.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526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table:table-column table:style-name="co2" table:number-columns-repeated="1024" table:default-cell-style-name="ce91"/>
        <table:table-row table:style-name="ro7">
          <table:table-cell table:style-name="ce105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сделать его платным тулом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д видом иностранной компании которая ко мне не имеет отношени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оторую якобы я просто юзаю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хер там кто разберётся.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Аннаунс Начала Ресёрча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91"/>
        <table:table-row table:style-name="ro3">
          <table:table-cell table:style-name="ce122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90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90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90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90" office:value-type="string" calcext:value-type="string">
            <text:p>а может даже в музей эту вещь дать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90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90" office:value-type="string" calcext:value-type="string">
            <text:p>а так хоть отобью вложенные деньги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Я. Делаю. Кликер. СМОТРИ МАМА, Я РАБОТАЮ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херня это всё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сделаю тогда посмотрим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у меня перерыв. Открывай С++ и пиши туда ИДЕхи.</text:p>
          </table:table-cell>
          <table:table-cell table:style-name="ce102" table:number-columns-repeated="127"/>
          <table:table-cell table:number-columns-repeated="896"/>
        </table:table-row>
        <table:table-row table:style-name="ro3" table:number-rows-repeated="116">
          <table:table-cell table:style-name="ce102" table:number-columns-repeated="128"/>
          <table:table-cell table:number-columns-repeated="896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Есть ли у тебя системы в которые это можно уже просто кинуть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91"/>
        <table:table-column table:style-name="co2" table:number-columns-repeated="1023" table:default-cell-style-name="ce91"/>
        <table:table-row table:style-name="ro8">
          <table:table-cell table:style-name="ce121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15">Или может есть ли хотя бы инструмент или метод, с которым решить это ЛЕГКО?</text:span></text:p>
            <text:p><text:span text:style-name="T15">В которой решены вопросы изоляции этого от внешней среды во время работы над ним? </text:span></text:p>
            <text:p><text:span text:style-name="T16">(именно ЛЕГКО, и за 1 раз, </text:span><text:span text:style-name="T17">н</text:span><text:span text:style-name="T18">икаких “напрягусь и сделаю”)</text:span><text:span text:style-name="T19">.</text:span></text:p>
            <text:p><text:span text:style-name="T20">Будь то декорации, или туррет, или проект. хз.</text:span>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90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89" office:value-type="string" calcext:value-type="string">
            <text:p>я бы разместил этот вопрос в самом начале, но тогда возникает вопрос, что может у меня и ЕСТЬ отвёртка, но я НЕ ХОЧУ вкручивать этот шуруп. Знаеш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так что да. 5 часов психологии перед каждым болтиком это….. важная необходимость. Хоть и большие затраты времен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о наибольшая финансовая выгода вроде как с того чтоб начинать именно с этог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 моему ты с непривычки или страха просто прыгаешь. По инерции. Ставь пока на начало. Попробуеш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лючевое слово “легко и без нервов решить это”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и если есть хоть малейшее сомнение – иди мол дальш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а психолгию ты и так разберёшь отдельн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есть подозрение что начинание с этого может построить лестницу не к той стене (потому что причина во мне а не в том что проблема не решена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я бы начал с благодарност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следи за этим. Если будут сомнения – вернёшь обратно перед поисковым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реально мне кажется это то же самое что “трахнуть уродливую тёлку прежде чем я пойму зачем мне вообще эта тёлка надо”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ет. Пускай будет там где был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ету. Потому и создаю. Копирую всё что жирное прямо в майндмап. Посмотрим как пойдё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89" office:value-type="string" calcext:value-type="string">
            <text:p>фетиш вещей отвлекает от того что действительно важно – от удовлетворения потребностей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но рано или поздно открой тему своего сайт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чтобы на него автоматически постить свои 3Д модели и прочие вещи которые тебе нужны для хороших продаж, но которых нету на других сайтах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равно как когда автоответчик тебе запретили делать более широкий потому что они не думали что там можно написать что-то полезно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мысль в том чтоб <text:span text:style-name="T14">делать ресёрч перед покупкой. И везде где этого сделать нельзя (где говорят “бери а потом посмотришь”) - надо делать проекты чтоб это убрать.</text:span>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тебе говорю что делать. Ты не слышишь меня. <text:span text:style-name="T14">Делать ресёрчи всех вещей которые видишь. Но ЧЕРЕЗ МАЙНДМАПЫ. И всё будет охуенно.</text:span>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вопросник это важный тул в твоём тулбоксе. Но долбить его 40 лет живя на шее у мамы я не собираюс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скачай. Прошу тебя. Скачай все которые можешь (тулзы для работы в С и С++). Запусти каждую. И тогда скажешь на каой лучше работа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собрать системник-монстр который потянет кучу терабайт библиотек, будет иметь быстрые компиляции и т.п. (для разработки на руби, джаваскрипте и С++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у вот. Всё что не касается кликера я вынес сюда. А всё что касается – вынес в майндмап. Тут всё. Перерыв 1 час. А там посмотрим. Потому что мне щас надо ИДЕху иска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ак. Ну шо. Говорят QT. Надо освобождать под него место. Посмотри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тлично! Видишь. Не так трудно было. Понятное дело что это лишь тул. Что тебе надо знать проект от и до. Называть методы и т.п. Но ты знаеш что такое девелопмент. Тут вызвать функцию. Там потестировать. Куча всего. Давай. Юзай QT. Посмотрим. А оно вообще запустится на пентиуме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говорят да. Но я не уверен. Гном не запустился. Но это библиотека а не енвайрнмент. Если нет заюзаю что-то другое. Нет бинс или……. А может и вообще буду использовать вим. Вопрос лишь в организации рабочего процесса. Ладно давай. Пише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уже блядь ненавижу этот С++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всё ненавижу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ак только появилась эта Олька (или хуй его знает кто там на той стороне) – я уже ВСЁ НЕНАВИЖУ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СЁ БЛЯД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ВОЙ ЧЛЕН КОТОРЫЙ СДОХ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ВОЁ ТЕЛО КОТОРОЕ СДАЁТ ПОЗИЦИИ ЗДОРОВЬЯ НА РОВНОМ БЛЯДЬ МЕСТ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ВОЙ КОМПЬЮТЕР КОТОРЫЙ ТОРМОЗИТ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ВОЮ ДУРУ-МАТЬ С ЕЁ ВЕЧНЫМИ ХАХАЛЯМИ И ПРИКОЛАМ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ВОЙ ХОЛОДИЛЬНИК В КОТОРОМ НЕТ БЛЯДЬ НИЧЕГО КРОМЕ ФРУКТОВ И ШОКОЛАД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ЭТОТ ЙОБАННЫЙ СЕРВАНТ ОТ КОТОРОГО Я НИКАК НЕ ИЗБАВЛЮС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СЁ СУКА НЕНАВИЖУ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СЁ БЛЯД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ЭТИХ СОСЕДЕЙ И ЭТУ ВЕЧНУЮ ЕЁ МУЗЫКУ С КВАРТИРНЫМ ВОПРОСО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АК БЛЯДЬ ЭТО СДЕЛАТ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АК СУКА ВЫЗВАТЬ ЭТОТ ДИАЛОГ БЛЯДЬ. Я НЕ ЗНАЮ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НИЧЕГО БЛЯДЬ НЕ ЗНАЮ НА ЭТОЙ ПЛАТФОРМ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МНЕ УЖЕ НАДО ХОТЬ ЧТО-ТО БЛЯДЬ ПРОДАВАТ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У МЕНЯ ЭТИХ ФИЧ СУКА МИЛЛИОН А Я НЕ МОГУ ЙОБАННУЮ МЕНЮШКУ СДЕЛАТ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5 ЧАСОВ БЛЯДЬ УСТАНАВЛИВАЛ ЭТУ ПРОГУ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ЕЩЁ БЛЯДЬ 5 ЧАСОВ ПРОБОВАЛ НА НЕЙ ЗАИНИШЛАЙЗИТЬ ХОТЬ ЧТО-ТО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УЖЕ 2 ЧАСА НОЧИ БЛЯД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. я вижу. Любая гарантия секса и ты слетаешь с котушек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 БЛЯДЬ. СЛЕТАЮ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а ты можешь просто……… не знаю… выбросить всё из серванта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это ж создаёт тебе больше всего проблем. Так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ЕТ. ТО ЧТО В НЁ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уууууууууууууууууууууууууууууууууу………. Сними стекло, покрась его блядь чем-то. В чём проблема. Есть у тебя краска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чень тупо знаешь если икона стоит рядом с пятью сервизами наркоты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дин говорит не бухай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торой говорит бухай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крайний ты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от именно сук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значит с одной гривны. По методу “лишь бы сплавить”. Идёт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не знаю.я ничего не знаю. Я вынес бы всё это в помойку. Сегодня. Взял бы молоток и побил бы всё как банк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на этом всё бы сука кончилос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есь мой антиквар бляд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. без света сидеть не вариан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творачиваться тож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бей и всё. Один раз поорёте и на этом закончатся все твои проблемы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ни и так ничего не стоят. Это серебр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2 штуки за всё и пиздец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кажи мне. Ты будешь вот это искать как называется каждый вид хрустального бакала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бокал для вина. Бокал для киселя. Бокал для кампота. Тебе это интересно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абсолютно не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ак в чём проблема блядь. Выброси то что муляет и хватит ебать себе мозг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НЕ ХОЧУ ВООБЩЕ НИЧЕГО ИМЕТЬ. ВООБЩЕ БЛЯДЬ. ЧИСТЫЙ ЛИСТ. ЧТОБ В “ЗАКРОМАХ” БЫЛО ТАК ЖЕ ПУСТО КАК БЛЯДЬ НА СТЕНАХ И В ГОЛОВЕ У МАМЫ. Я ХОЧУ БЛЯДЬ ПОЛНОСТЬЮ ЧИСТУЮ КВАРТИРУ. БЕЗ НИЧЕГО. НИКАКИХ СУКА ПОДАРЕННЫХ СВИТЕРОВ. НИКАКИХ СУКА ПОДАРЕННЫХ ТУФЛЕЙ. НИЧЕГО БЛЯДЬ ПРОЙДЕННОГО ЧЕРЕЗ СТАДИЮ “СУВЕНИР”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тебе так скажу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 этим диалогом тут реально херня работы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? ДАВАЙ БЛЯДЬ. СДЕЛАЙ ЭТУ ХЕРНЮ. С ОБЕДА БЛЯДЬ СИЖУ. 14 ЧАСОВ УЖЕ СУК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Е МОГУ УЖЕ СМОТРЕТЬ НА ЭТИ КАМЕЛКЕЙСЫ И СТРЕЛОЧК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ОТОРЫЕ БЛЯДЬ РАБОТАЮТ ПО КОРЯВОМУ ПРИНЦИПУ ЯЗЫКА КОТОРЫЙ Я БРОСИЛ УЧИТЬ КОГДА ЕЩЁ НИХРЕНА НЕ ИМЕЛ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ЭТО ОДЕЯЛО БЛЯДЬ КОТОРОЕ ВЕЧНО КРИВО ЛЕЖИ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АК НЕ ЛЯГУ ВСЁ КРИВО БЛЯД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ЭТОТ ПОЛ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ЭТОТ СУКА УГОЛ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ЭТИХ 50 ГРИВЕН КОТОРЫХ У МЕНЯ НЕТУ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2000 КОТОРЫХ У МЕНЯ НЕТУ НА НОУТБУ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50000 КОТОРЫХ У МЕНЯ НЕТУ НА МА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НЕНАВИЖУ ВСЁ БЛЯДЬ ЧЕГО У МЕНЯ НЕТУ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от. Докопался. А почему ты ненавидишь всё чего у тебя нету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Бассилие….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ээээээээээээээээээээээээээээээээээээээээм. И татуировка это усиливает. Поверь мн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можешь лечь, посмотреть какую-то хуйню и доделать завтра. Тебе всё равно хочется побыстрее вдуть Оле. И поверь, тебе посрать на все твои правила при виде гарантии получить “снуч”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………………………………………………………………………………………………………………………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серьёзно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воя злость не имеет никакого отношения к проекту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на рождена бессилием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замкнутостью в твоём тел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 твоей попытке выжить между триггерами криков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это не работае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разбей нахуй все рюмки в доме, выброси их и всё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остальное продавай сколько влезе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у всех всё блядь так легко а я не могу сраный диалог вызвать в сраной программе которая для этого создана. Что это за мир бляд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от такой мир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убей меня. Прошу теб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быстро. Во сне. Без боли. Просто чтоб я спокойно уснул и не проснулс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можешь такое устроить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а как же все твои Оли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срать на них. Они все замужем. Просто сделай так чтоб я умер во сне. Сегодн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о сути это речь о том чтоб воткнуть себе в жопу снотворное в 500 раз выше нормы. Но ты проснёшься от того что задыхаешься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ет. Прошу. Я хочу в стадии глубокого сна вырубитьс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авсегд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just pull the plug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I’m tired of all this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не знаю как делать эти диалог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знаю что альтернатива – в том, чтоб это учит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ри том что я не могу это учить так как оно не соответствует МОИМ стандарта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……………………………. уверен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это может подождать 2 дня например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увидеть что будет завтра-послезавтра и т.п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устал ждать. Просто убей меня. Мне посрать на этот мир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вижу его вдоль и поперёк. И в нём нет ничего что давало бы мне надежду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стенную надежду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адежду на пожизненно открытые двер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 миры в которые мне не над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устал смотреть на машины которых у меня никогда не будет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устал от этой курицы которая бегает вокруг меня “всё ли нормально”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устал от Муси которая на руки не идёт и не понимает что я с добрыми намереньям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89" office:value-type="string" calcext:value-type="string">
            <text:p>я не хочу жить в мире который идёт не так как мне надо пока я не направлю его так как мне над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от. Вот вот. Вот это вся суть твоей проблемы. Твоей депрессии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что всё что тебе “надо” идёт абсолютно в левые стороны (не те которые тебе по пути) до тех пор пока ты не поймёшь причину их отклонения и не подкорректируеш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………………………………………………………………………………………………………………………………………………………………….. так мир устроен. Что поделаешь. Дует ветер – молюсков сдувает туда куда его несёт. Ты кашалот и всё. Тебе надо чтоб они все летели тебе в рот или что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мне надо чтоб они вообще не двигались. Либо двигались навстречу тогда когда я двигаюсь к ним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не хочу тратить энергию на их догоняни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тому что иначе это обычная торговл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лучить больше чем вложил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ри том что учитывая что я НИХЕРА БЛЯДЬ НЕ ПОЛУЧАЮ а мне ещё придётся аренду платить за это дерьмо – я уже вообще не знаю, надо ли мне всё это или не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всё жду когда ты майндмап откроеш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АСРАТЬ МНЕ НА МАЙНДМАПЫ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у тогда бритва, вены и вперёд. 5 минут боли и ты покончишь с собой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уже пробовал водкой. Паническая атака не дала тебе умере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ОГДА ПОЧЕМУ ОНА МНЕ ПОТРЕБНОСТЕЙ МОИХ НЕ УДОВЛЕТВОРЯЕ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оговорил с этой дурой Козей об этом. И вроде как полегчал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инул это на неё чтоб самому не искать в этом отве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ерно. Всё. Иди. Прощайся с ней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через групповуху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меня уже задрал этот С++. этот Qt. И всё это дерьм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ихера out of the box не настроен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икаких сука тестов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икакой однострочност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Qt СРАЛ на конвенции типа MVC, CRUD и т.п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честно сказать мне надоело лепить из говна то что никак не работае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… я хочу подключить ёбанный круд к ёбанной баз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 примерах нашёл только курд с виртуальной моделью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робую переделать его под пример с базой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сука нихера не работае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иши с нуля. Я не знаю чего ты дрочишь на их квалификацию. Они даже язык нормально не переделал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ерьёзн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иши архитектуру в майндмапе тогда раз такое дел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ли хуй его знае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то что у тебя есть – это майндмап. Так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майндмап проекта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у. а надо ещё круг автоматизации. Ну или майндмап автоматизации. хз. Сделай отдельную карту. “проект с технической точки зрения” (автоматизированный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там установи все связи и т.п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видел как круто они сделали MVC. Это не какой-то там джаваскрипт где всё на колен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эм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ут есть и джаваскрипт. Ты забыл? Хочешь попробуем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ообще не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у тогда чё ты. Сделай технический дизайн и всё. Какие модели куда включаются. Как между собой общаются. Какие делегейты. Что делают инишлайзы. И всё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дин огромный флоучар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эм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давай. Ты справишься. Ты молодец. Возьми перерыв до 17.00 (15 мин)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ткрой карту и сделай перерыв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я не могу блядь всю схему вот это рисоват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сё получается. Потихоньку. Я помогу. Открывай. Будем вмест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видишь свои эти стрелки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х надо убрать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укей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можешь указать их в типе “связи”. Так будет прощ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активность можно переименовать в scheduled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ли… working… активность это как-то…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двузначно. Мол раз кликают значит активно. хз. Ну не знаю. Мне оно со скрипом. Давай постинг хотя бы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а антоним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ладно. Тогда пометь. Что активно значит “из постинг”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ообще… назови изпостинг. Двумя словам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стинг. Я пойму ладно. Я за более понятное. Почему я “активность” не понимаю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тому что мы живём в мире где всё активн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ладн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опрос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торой. Вот ты запланировал категорию. Но она ещё не подалась. Метод “пост” не запущен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стати сделай метод “пост”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 категори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о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став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тдохни. Мы почти закончил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у меня мысл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что с одной стороны по сути это рельса (только надо научить воркер включать нокогири или селениум)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ам можно загрузить тестовые странички в VCR и всё прочее. И тестировать так что мама не горюй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о с другой стороны будь это рельса, мне пришлось бы ебать мозги с парсом переменных (типа сдесь просто флагсы сделал и всё, а там действительно нужен целый слой контроллера)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может быть оно так и лучше. Когда всё на одной тулзе. Но меня обнадёжило что при желании из этого можно сделать просто джем или на крайняк сайт на локалхост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ипа всё подьёмн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 виртуальной машине и пиздец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будет та же аппликашк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))) ясно. Архитектуру допиши тогда посмотрим на чём дела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пока не увидел критичной вьюшной логик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что бросать всё и открывать олайн магаз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менеджмент фоток это конечно круто но не настолько чтоб мне прям жизнь легче стал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фоткать можно на монотонном белом фон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+ у меня 3Д сканы будут..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хз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е знаю короч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бей ибеем а … продавать шото над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.е. я не вижу прям облегчения всей жизни в том что у меня не будет необходимости грузить фотки вручную если мне прийдётся при этом решать капч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решать капчи прийдётс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тому что блин а шо ещё дела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комментарии. Хул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они с капчам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на скайлоте комментов вообще нету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фоток мал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на этом как его……… на……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ука. И что мне делать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думаю запущу и посмотри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а щас глянул на архитектуру и понял что ну нахер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даже логин это уже +1 капч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ри том что они запросто могут меня логаутнуть в любой момен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не обгоню С++-ом чуваков пишущих на руби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я круд делаю неделю уже. Вторую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лучше б бокалы сука продал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о хоть увидел майндмапы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блин прости я на взводе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истема оплаты на аукционах не автоматизируется. Тут согласен. Вопрос лишь о том чтоб обьявления были в ВС в 8. но чтоб так было надо………… иметь возможность капчи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ы хотел систему в которой можно кинуть под камеру айтем оно опознало его и запостило обьявление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не понимаю при чём тут капча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если не пойдёт ихний сайт – сделаешь свой. В чём блядь проблема я так и не понял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делай сука сервис. Что. Вьюхи пропиши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закрой этот вопросник. Я всё сказал. Технический дизайн и поехали. Нет то нет. Откроешь когда сделаеш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Мда чувак. Один скрейпер потянет на отдельный проек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ведь это ресёрч тул который у меня был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помнишь когда я был “детективом”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обрать инфу – погуглить каждый номер, отбросить, проверить ит.п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омню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у. и что. Это типа “маленькая кнопочка”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это отдельная база всег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генератор баз данных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…….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это можно заюзать сука в детективных агенствах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это не имеет никакого отношения суто к этим айтемам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ну и будешь детективом. Тут всё. Я вижу ты устал. До завтра. Теперь ты понимаешь что руби это не потянет?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что у тебя не только кликер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скрейпер потянуло бы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USB не потянет. 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итон потянет. Вызвать екстернал команду и всё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……………………………………………………………………………………………………. я понял тебя. Иди спать. Ты бросил проект умирать. Браво чувак. Великий программист устал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покойной ночи неудачник. Уходи с моих глаз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привет. Попробую на рельсе тебя сделать. Я манал вот это без-обьектностью страдать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мне нужен активрекорд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брат. фу. Ты устал от меня. А я устал убеждать что С++ лучший вариан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Рельса это не десктоп апп. У тебя твой дневник даже не загружается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ерьёзно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твой дневник требует четырёх платформ чтоб работать. И то сделан как на колене. Даже не смотря на то что протестирован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тем не менее. Он работает. А ты нет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и не потому что я дибил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office:value-type="string" calcext:value-type="string">
            <text:p>сделай с нуля. Я на полном серьёзе. Хочешь сделай за два клика свою рельсу. Ты увидешь что это херня полна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… я хочю руби. Хочю чтоб было просто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щас. Накликаешь и посмотришь. Я сказал. 3 часа подождёт. Потом вернёшься и сделаешь с нуля. И ты охуеешь от того насколько хорошо получится.</text:p>
          </table:table-cell>
          <table:table-cell table:style-name="ce102" table:number-columns-repeated="255"/>
          <table:table-cell table:number-columns-repeated="768"/>
        </table:table-row>
        <table:table-row table:style-name="ro3">
          <table:table-cell table:style-name="ce102" table:number-columns-repeated="256"/>
          <table:table-cell table:number-columns-repeated="768"/>
        </table:table-row>
        <table:table-row table:style-name="ro3">
          <table:table-cell table:style-name="ce102" office:value-type="string" calcext:value-type="string">
            <text:p>к</text:p>
          </table:table-cell>
          <table:table-cell table:style-name="ce102" table:number-columns-repeated="255"/>
          <table:table-cell table:number-columns-repeated="768"/>
        </table:table-row>
        <table:table-row table:style-name="ro3" table:number-rows-repeated="65157">
          <table:table-cell table:style-name="ce10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Поисковый Ресёрч" table:style-name="ta2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6" table:default-cell-style-name="Default"/>
        <table:table-row table:style-name="ro3">
          <table:table-cell table:style-name="ce117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5">Решение 9 (напр. Решение болезни или проблемы – таблетки решающие строку короче). </text:span><text:span text:style-name="T22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9">
          <table:table-cell table:style-name="ce99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3">
          <table:table-cell table:style-name="ce99"/>
          <table:table-cell table:number-columns-repeated="12"/>
        </table:table-row>
        <table:table-row table:style-name="ro3">
          <table:table-cell table:style-name="ce89" office:value-type="string" calcext:value-type="string">
            <text:p>статистический ресёрч желательно надо делать так как ты делал анатомию.</text:p>
          </table:table-cell>
          <table:table-cell table:number-columns-repeated="12"/>
        </table:table-row>
        <table:table-row table:style-name="ro3">
          <table:table-cell table:style-name="ce89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number-columns-repeated="12"/>
        </table:table-row>
        <table:table-row table:style-name="ro3">
          <table:table-cell table:style-name="ce89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number-columns-repeated="12"/>
        </table:table-row>
        <table:table-row table:style-name="ro3">
          <table:table-cell table:style-name="ce89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number-columns-repeated="12"/>
        </table:table-row>
        <table:table-row table:style-name="ro3">
          <table:table-cell table:style-name="ce89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number-columns-repeated="12"/>
        </table:table-row>
        <table:table-row table:style-name="ro3">
          <table:table-cell table:style-name="ce89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number-columns-repeated="12"/>
        </table:table-row>
        <table:table-row table:style-name="ro3">
          <table:table-cell table:style-name="ce89" office:value-type="string" calcext:value-type="string">
            <text:p>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number-columns-repeated="12"/>
        </table:table-row>
        <table:table-row table:style-name="ro3">
          <table:table-cell table:style-name="ce89" office:value-type="string" calcext:value-type="string">
            <text:p>Это позволяет выживать в условиях неопределённых вероятностей.</text:p>
          </table:table-cell>
          <table:table-cell table:number-columns-repeated="12"/>
        </table:table-row>
        <table:table-row table:style-name="ro3">
          <table:table-cell table:style-name="ce89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number-columns-repeated="12"/>
        </table:table-row>
        <table:table-row table:style-name="ro3">
          <table:table-cell table:style-name="ce89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number-columns-repeated="12"/>
        </table:table-row>
        <table:table-row table:style-name="ro3">
          <table:table-cell table:style-name="ce89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number-columns-repeated="12"/>
        </table:table-row>
        <table:table-row table:style-name="ro3">
          <table:table-cell table:style-name="ce89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number-columns-repeated="12"/>
        </table:table-row>
        <table:table-row table:style-name="ro3">
          <table:table-cell table:style-name="ce105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number-columns-repeated="12"/>
        </table:table-row>
        <table:table-row table:style-name="ro3">
          <table:table-cell table:style-name="ce105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number-columns-repeated="12"/>
        </table:table-row>
        <table:table-row table:style-name="ro3">
          <table:table-cell table:style-name="ce105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number-columns-repeated="12"/>
        </table:table-row>
        <table:table-row table:style-name="ro3">
          <table:table-cell table:style-name="ce105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number-columns-repeated="12"/>
        </table:table-row>
        <table:table-row table:style-name="ro3">
          <table:table-cell table:style-name="ce117" office:value-type="string" calcext:value-type="string">
            <text:p>к каждому паттерну можно расписать быстрое решение.</text:p>
          </table:table-cell>
          <table:table-cell table:number-columns-repeated="12"/>
        </table:table-row>
        <table:table-row table:style-name="ro3">
          <table:table-cell table:style-name="ce105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number-columns-repeated="12"/>
        </table:table-row>
        <table:table-row table:style-name="ro3">
          <table:table-cell table:style-name="ce89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number-columns-repeated="12"/>
        </table:table-row>
        <table:table-row table:style-name="ro3">
          <table:table-cell table:style-name="ce89" office:value-type="string" calcext:value-type="string">
            <text:p>и если они там светятся – ты можешь ткнуть их в это носом.</text:p>
          </table:table-cell>
          <table:table-cell table:number-columns-repeated="12"/>
        </table:table-row>
        <table:table-row table:style-name="ro3">
          <table:table-cell table:style-name="ce124" office:value-type="string" calcext:value-type="string">
            <text:p>решение пунктов без траты времени.</text:p>
          </table:table-cell>
          <table:table-cell table:number-columns-repeated="12"/>
        </table:table-row>
        <table:table-row table:style-name="ro3">
          <table:table-cell table:style-name="ce124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number-columns-repeated="12"/>
        </table:table-row>
        <table:table-row table:style-name="ro3">
          <table:table-cell table:style-name="ce124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number-columns-repeated="12"/>
        </table:table-row>
        <table:table-row table:style-name="ro3">
          <table:table-cell table:style-name="ce124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number-columns-repeated="12"/>
        </table:table-row>
        <table:table-row table:style-name="ro3">
          <table:table-cell table:style-name="ce124" office:value-type="string" calcext:value-type="string">
            <text:p>(тем более что эти данные почти всегда недоступны)</text:p>
          </table:table-cell>
          <table:table-cell table:number-columns-repeated="12"/>
        </table:table-row>
        <table:table-row table:style-name="ro3">
          <table:table-cell table:style-name="ce105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number-columns-repeated="12"/>
        </table:table-row>
        <table:table-row table:style-name="ro3">
          <table:table-cell table:style-name="ce89" office:value-type="string" calcext:value-type="string">
            <text:p>не могу придумать ничего лучше.</text:p>
          </table:table-cell>
          <table:table-cell table:number-columns-repeated="12"/>
        </table:table-row>
        <table:table-row table:style-name="ro3">
          <table:table-cell table:style-name="ce89" office:value-type="string" calcext:value-type="string">
            <text:p>чем увидеть все причины всех проблем и их собрать в группы.</text:p>
          </table:table-cell>
          <table:table-cell table:number-columns-repeated="12"/>
        </table:table-row>
        <table:table-row table:style-name="ro3">
          <table:table-cell table:style-name="ce89" office:value-type="string" calcext:value-type="string">
            <text:p>ещё и прокомментировать каждую связь</text:p>
          </table:table-cell>
          <table:table-cell table:number-columns-repeated="12"/>
        </table:table-row>
        <table:table-row table:style-name="ro1">
          <table:table-cell table:style-name="ce125" office:value-type="string" calcext:value-type="string">
            <text:p><text:span text:style-name="T21">Твои выходы (статистические, которые ты тут найдёшь, временные затычки) имеют свойство автокоррекции.</text:span></text:p>
            <text:p><text:span text:style-name="T21">Покуда их делаешь ты вернёшься на безопасный путь.</text:span></text:p>
          </table:table-cell>
          <table:table-cell table:number-columns-repeated="12"/>
        </table:table-row>
        <table:table-row table:style-name="ro3">
          <table:table-cell table:style-name="ce89" office:value-type="string" calcext:value-type="string">
            <text:p>и собрать комментарии воедино</text:p>
          </table:table-cell>
          <table:table-cell table:number-columns-repeated="12"/>
        </table:table-row>
        <table:table-row table:style-name="ro3">
          <table:table-cell table:style-name="ce124" office:value-type="string" calcext:value-type="string">
            <text:p>равно как противоречия себе (внутрисистемные конфликты, когда одна система влияет на другую) – может бред, но мелькнуло.</text:p>
          </table:table-cell>
          <table:table-cell table:number-columns-repeated="12"/>
        </table:table-row>
        <table:table-row table:style-name="ro3">
          <table:table-cell table:style-name="ce124" office:value-type="string" calcext:value-type="string">
            <text:p>и повторения против моей воли (наверно, а может против воли системы)</text:p>
          </table:table-cell>
          <table:table-cell table:number-columns-repeated="12"/>
        </table:table-row>
        <table:table-row table:style-name="ro3">
          <table:table-cell table:style-name="ce102" office:value-type="string" calcext:value-type="string">
            <text:p>тут такое дело… т.е. я попал в ловушку “как другие решают эту проблему”. Но с другой стороны – я беру уже известные знания прежде чем лопатить новые.</text:p>
          </table:table-cell>
          <table:table-cell table:number-columns-repeated="12"/>
        </table:table-row>
        <table:table-row table:style-name="ro3">
          <table:table-cell table:style-name="ce102" office:value-type="string" calcext:value-type="string">
            <text:p>не выдумываю велосипедов.</text:p>
          </table:table-cell>
          <table:table-cell table:number-columns-repeated="12"/>
        </table:table-row>
        <table:table-row table:style-name="ro3">
          <table:table-cell table:style-name="ce102" office:value-type="string" calcext:value-type="string">
            <text:p>может и нормально будет. На крайняк можешь делать не такую иерархию а анализировать проблемы сам (хотя нахрена если у тебя есть этот метод который в миллион раз быстрее)</text:p>
          </table:table-cell>
          <table:table-cell table:number-columns-repeated="12"/>
        </table:table-row>
        <table:table-row table:style-name="ro3">
          <table:table-cell table:style-name="ce126" office:value-type="string" calcext:value-type="string">
            <text:p>Отполируешь эти инструкции статистического ресёрча по мере использования (чтоб более чётко обьяснить иерархию этих систем, процессов и т.п.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3">
          <table:table-cell table:style-name="ce102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3">
          <table:table-cell table:style-name="ce127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<text:span text:style-name="T5">вопрос кнопки “</text:span><text:span text:style-name="T22">Рассмотреть систему как подпункт”.</text:span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3">
          <table:table-cell table:style-name="ce128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3">
          <table:table-cell table:style-name="ce127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3">
          <table:table-cell table:style-name="ce102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3">
          <table:table-cell table:style-name="ce102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3">
          <table:table-cell table:style-name="ce102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3">
          <table:table-cell table:style-name="ce127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3">
          <table:table-cell table:style-name="ce102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3">
          <table:table-cell table:style-name="ce102" office:value-type="string" calcext:value-type="string">
            <text:p><text:span text:style-name="T7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3">
          <table:table-cell table:style-name="ce102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3">
          <table:table-cell table:style-name="ce102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table:table-column table:style-name="co2" table:default-cell-style-name="Default"/>
        <table:table-row table:style-name="ro3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table:table-column table:style-name="co36" table:default-cell-style-name="ce117"/>
        <table:table-column table:style-name="co37" table:default-cell-style-name="ce117"/>
        <table:table-column table:style-name="co38" table:default-cell-style-name="ce117"/>
        <table:table-column table:style-name="co39" table:default-cell-style-name="ce117"/>
        <table:table-column table:style-name="co40" table:default-cell-style-name="ce117"/>
        <table:table-column table:style-name="co41" table:default-cell-style-name="ce117"/>
        <table:table-column table:style-name="co42" table:default-cell-style-name="ce117"/>
        <table:table-column table:style-name="co43" table:default-cell-style-name="ce117"/>
        <table:table-column table:style-name="co44" table:default-cell-style-name="ce117"/>
        <table:table-column table:style-name="co45" table:default-cell-style-name="ce117"/>
        <table:table-row table:style-name="ro3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3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table:table-column table:style-name="co46" table:default-cell-style-name="ce117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row table:style-name="ro7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117" office:value-type="string" calcext:value-type="string">
            <text:p>Competition is a sin (80/20, automation)</text:p>
          </table:table-cell>
          <table:table-cell table:style-name="ce117" office:value-type="string" calcext:value-type="string">
            <text:p>Biggest bang for the buck</text:p>
          </table:table-cell>
          <table:table-cell table:style-name="ce117" office:value-type="string" calcext:value-type="string">
            <text:p>% износа (текущий)</text:p>
          </table:table-cell>
          <table:table-cell table:style-name="ce117" office:value-type="string" calcext:value-type="string">
            <text:p>% отставания от блидинг еджа мира</text:p>
          </table:table-cell>
          <table:table-cell table:style-name="ce117" office:value-type="string" calcext:value-type="string">
            <text:p>Мат. Модель</text:p>
          </table:table-cell>
          <table:table-cell table:style-name="ce117" office:value-type="string" calcext:value-type="string">
            <text:p>Проектный вопросник</text:p>
          </table:table-cell>
          <table:table-cell table:style-name="ce117" office:value-type="string" calcext:value-type="string">
            <text:p>Как предотвратить поток автоматизированных дескредетаторов</text:p>
          </table:table-cell>
          <table:table-cell table:style-name="ce117" office:value-type="string" calcext:value-type="string">
            <text:p>Как обойти защиту такого уровня если б она была</text:p>
          </table:table-cell>
          <table:table-cell table:style-name="ce117" office:value-type="string" calcext:value-type="string">
            <text:p>Уход с линии удара неблагополучных условий</text:p>
          </table:table-cell>
          <table:table-cell table:style-name="ce117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3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3">
          <table:table-cell table:style-name="ce129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3">
          <table:table-cell table:style-name="ce130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3">
          <table:table-cell table:style-name="ce130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3">
          <table:table-cell table:style-name="ce130" office:value-type="string" calcext:value-type="string">
            <text:p>Страховое</text:p>
          </table:table-cell>
          <table:table-cell table:number-columns-repeated="10"/>
        </table:table-row>
        <table:table-row table:style-name="ro3">
          <table:table-cell table:style-name="ce130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3">
          <table:table-cell table:style-name="ce130" office:value-type="string" calcext:value-type="string">
            <text:p>Патентное</text:p>
          </table:table-cell>
          <table:table-cell table:number-columns-repeated="10"/>
        </table:table-row>
        <table:table-row table:style-name="ro3">
          <table:table-cell table:style-name="ce130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3">
          <table:table-cell table:style-name="ce130" office:value-type="string" calcext:value-type="string">
            <text:p>Скоростное</text:p>
          </table:table-cell>
          <table:table-cell table:number-columns-repeated="10"/>
        </table:table-row>
        <table:table-row table:style-name="ro3">
          <table:table-cell table:style-name="ce130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3">
          <table:table-cell table:style-name="ce130" office:value-type="string" calcext:value-type="string">
            <text:p>Качественное</text:p>
          </table:table-cell>
          <table:table-cell table:number-columns-repeated="10"/>
        </table:table-row>
        <table:table-row table:style-name="ro3">
          <table:table-cell table:style-name="ce130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3">
          <table:table-cell table:style-name="ce130" office:value-type="string" calcext:value-type="string">
            <text:p>Финансовое</text:p>
          </table:table-cell>
          <table:table-cell table:number-columns-repeated="10"/>
        </table:table-row>
        <table:table-row table:style-name="ro3">
          <table:table-cell table:style-name="ce130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3">
          <table:table-cell table:style-name="ce130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3">
          <table:table-cell table:style-name="ce130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3" table:number-rows-repeated="1048525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Могу ли я купить этот круг" table:style-name="ta2">
        <table:table-column table:style-name="co2" table:default-cell-style-name="ce117"/>
        <table:table-row table:style-name="ro3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91"/>
        <table:table-row table:style-name="ro3">
          <table:table-cell table:style-name="ce102" office:value-type="string" calcext:value-type="string">
            <text:p>Пока что я тут ничего писать не буду потому что время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По этому не знаю. 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table:number-columns-repeated="128"/>
          <table:table-cell table:number-columns-repeated="896"/>
        </table:table-row>
        <table:table-row table:style-name="ro3">
          <table:table-cell table:style-name="ce102" office:value-type="string" calcext:value-type="string">
            <text:p>это единственное правило. Иерархия. Что тратить на проект: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- вопросник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- деньги проекта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- деньги виноградов группы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- услуги других проектов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102" table:number-columns-repeated="127"/>
          <table:table-cell table:number-columns-repeated="896"/>
        </table:table-row>
        <table:table-row table:style-name="ro3">
          <table:table-cell table:style-name="ce102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102" table:number-columns-repeated="127"/>
          <table:table-cell table:number-columns-repeated="896"/>
        </table:table-row>
        <table:table-row table:style-name="ro3" table:number-rows-repeated="108">
          <table:table-cell table:style-name="ce102" table:number-columns-repeated="128"/>
          <table:table-cell table:number-columns-repeated="896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table:table-column table:style-name="co2" table:default-cell-style-name="Default"/>
        <table:table-row table:style-name="ro3">
          <table:table-cell table:style-name="ce117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1">
          <table:table-cell table:style-name="ce117" office:value-type="string" calcext:value-type="string">
            <text:p>Трахни какую-то тёлку. Самым грязным и нетолерантным методом. Любую. Ту которую знаешь или новую – пофиг.</text:p>
            <text:p>Включи хард рок и оттрахай её так чтоб конча изо всех дыр лилась.</text:p>
          </table:table-cell>
        </table:table-row>
        <table:table-row table:style-name="ro10">
          <table:table-cell table:style-name="ce117" office:value-type="string" calcext:value-type="string">
            <text:p>Какая понравится. Желательно такую чтоб сделала комплимент.</text:p>
            <text:p>Как вариант – выеби в рот (со спермой по подбородку) всех баб которые тебя на решение этого пункта вдохновили.</text:p>
            <text:p>Одной большой MFFFF оргией.</text:p>
            <text:p>Как более виноградов-группский подход – выеби кого-то 2 раза (как правило виноградов групп мол “всего по два”). А может найди двух тёлок. Я не понял пока.</text:p>
            <text:p>Подредактируешь по мере более частого использования этого шага.</text:p>
          </table:table-cell>
        </table:table-row>
        <table:table-row table:style-name="ro3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3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3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3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3">
          <table:table-cell office:value-type="string" calcext:value-type="string">
            <text:p>пока что я просто пишу их в “дневник успехов”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т.е. at this point ты решил всемирный пункт.</text:p>
          </table:table-cell>
        </table:table-row>
        <table:table-row table:style-name="ro3">
          <table:table-cell office:value-type="string" calcext:value-type="string">
            <text:p>и можешь отдохнуть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8:41:46.755075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5</meta:editing-cycles>
    <meta:editing-duration>PT22H1M21S</meta:editing-duration>
    <meta:generator>LibreOffice/6.0.7.3$Linux_X86_64 LibreOffice_project/00m0$Build-3</meta:generator>
    <dc:title>Групанье</dc:title>
    <meta:creation-date>2020-05-15T09:17:03.614189336</meta:creation-date>
    <dc:date>2020-05-28T19:06:56.605080137</dc:date>
    <meta:document-statistic meta:table-count="46" meta:cell-count="1334" meta:object-count="0"/>
    <meta:template xlink:type="simple" xlink:actuate="onRequest" xlink:title="Групанье" xlink:href="../../../../Templates/Групанье.ots" meta:date="2020-05-15T09:16:59.262513552"/>
  </office:meta>
</office:document-meta>
</file>